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ulse lengt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ep size</text:p>
          </table:table-cell>
          <table:table-cell office:value-type="string" calcext:value-type="string">
            <text:p>rounded up to in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3]/[.D3]" office:value-type="float" office:value="512" calcext:value-type="float">
            <text:p>512</text:p>
          </table:table-cell>
          <table:table-cell table:formula="of:= ROUND([.F3])" office:value-type="float" office:value="512" calcext:value-type="float">
            <text:p>51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table:formula="of:=[.E4]/[.D4]" office:value-type="float" office:value="256" calcext:value-type="float">
            <text:p>256</text:p>
          </table:table-cell>
          <table:table-cell table:formula="of:= ROUND([.F4])" office:value-type="float" office:value="256" calcext:value-type="float">
            <text:p>25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table:formula="of:=[.E5]/[.D5]" office:value-type="float" office:value="170.666666666667" calcext:value-type="float">
            <text:p>170.666666666667</text:p>
          </table:table-cell>
          <table:table-cell table:formula="of:= ROUND([.F5])" office:value-type="float" office:value="171" calcext:value-type="float">
            <text:p>17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[.E6]/[.D6]" office:value-type="float" office:value="128" calcext:value-type="float">
            <text:p>128</text:p>
          </table:table-cell>
          <table:table-cell table:formula="of:= ROUND([.F6])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table:formula="of:=[.E7]/[.D7]" office:value-type="float" office:value="102.4" calcext:value-type="float">
            <text:p>102.4</text:p>
          </table:table-cell>
          <table:table-cell table:formula="of:= ROUND([.F7])"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formula="of:=[.E8]/[.D8]" office:value-type="float" office:value="85.3333333333333" calcext:value-type="float">
            <text:p>85.3333333333333</text:p>
          </table:table-cell>
          <table:table-cell table:formula="of:= ROUND([.F8])"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table:formula="of:=[.E9]/[.D9]" office:value-type="float" office:value="73.1428571428571" calcext:value-type="float">
            <text:p>73.1428571428571</text:p>
          </table:table-cell>
          <table:table-cell table:formula="of:= ROUND([.F9])"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formula="of:=[.E10]/[.D10]" office:value-type="float" office:value="64" calcext:value-type="float">
            <text:p>64</text:p>
          </table:table-cell>
          <table:table-cell table:formula="of:= ROUND([.F10])"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table:formula="of:=[.E11]/[.D11]" office:value-type="float" office:value="56.8888888888889" calcext:value-type="float">
            <text:p>56.8888888888889</text:p>
          </table:table-cell>
          <table:table-cell table:formula="of:= ROUND([.F11])"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table:formula="of:=[.E12]/[.D12]" office:value-type="float" office:value="51.2" calcext:value-type="float">
            <text:p>51.2</text:p>
          </table:table-cell>
          <table:table-cell table:formula="of:= ROUND([.F12])"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12" calcext:value-type="float">
            <text:p>512</text:p>
          </table:table-cell>
          <table:table-cell table:formula="of:=[.E13]/[.D13]" office:value-type="float" office:value="46.5454545454546" calcext:value-type="float">
            <text:p>46.5454545454546</text:p>
          </table:table-cell>
          <table:table-cell table:formula="of:= ROUND([.F13])"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table:formula="of:=[.E14]/[.D14]" office:value-type="float" office:value="42.6666666666667" calcext:value-type="float">
            <text:p>42.6666666666667</text:p>
          </table:table-cell>
          <table:table-cell table:formula="of:= ROUND([.F14])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12" calcext:value-type="float">
            <text:p>512</text:p>
          </table:table-cell>
          <table:table-cell table:formula="of:=[.E15]/[.D15]" office:value-type="float" office:value="39.3846153846154" calcext:value-type="float">
            <text:p>39.3846153846154</text:p>
          </table:table-cell>
          <table:table-cell table:formula="of:= ROUND([.F15])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table:formula="of:=[.E16]/[.D16]" office:value-type="float" office:value="36.5714285714286" calcext:value-type="float">
            <text:p>36.5714285714286</text:p>
          </table:table-cell>
          <table:table-cell table:formula="of:= ROUND([.F16])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table:formula="of:=[.E17]/[.D17]" office:value-type="float" office:value="34.1333333333333" calcext:value-type="float">
            <text:p>34.1333333333333</text:p>
          </table:table-cell>
          <table:table-cell table:formula="of:= ROUND([.F17])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table:formula="of:=[.E18]/[.D18]" office:value-type="float" office:value="32" calcext:value-type="float">
            <text:p>32</text:p>
          </table:table-cell>
          <table:table-cell table:formula="of:= ROUND([.F18])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 table:formula="of:=[.E19]/[.D19]" office:value-type="float" office:value="30.1176470588235" calcext:value-type="float">
            <text:p>30.1176470588235</text:p>
          </table:table-cell>
          <table:table-cell table:formula="of:= ROUND([.F19])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table:formula="of:=[.E20]/[.D20]" office:value-type="float" office:value="28.4444444444444" calcext:value-type="float">
            <text:p>28.4444444444444</text:p>
          </table:table-cell>
          <table:table-cell table:formula="of:= ROUND([.F20])"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512" calcext:value-type="float">
            <text:p>512</text:p>
          </table:table-cell>
          <table:table-cell table:formula="of:=[.E21]/[.D21]" office:value-type="float" office:value="26.9473684210526" calcext:value-type="float">
            <text:p>26.9473684210526</text:p>
          </table:table-cell>
          <table:table-cell table:formula="of:= ROUND([.F21])"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table:formula="of:=[.E22]/[.D22]" office:value-type="float" office:value="25.6" calcext:value-type="float">
            <text:p>25.6</text:p>
          </table:table-cell>
          <table:table-cell table:formula="of:= ROUND([.F22])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table:formula="of:=[.E23]/[.D23]" office:value-type="float" office:value="24.3809523809524" calcext:value-type="float">
            <text:p>24.3809523809524</text:p>
          </table:table-cell>
          <table:table-cell table:formula="of:= ROUND([.F23])"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512" calcext:value-type="float">
            <text:p>512</text:p>
          </table:table-cell>
          <table:table-cell table:formula="of:=[.E24]/[.D24]" office:value-type="float" office:value="23.2727272727273" calcext:value-type="float">
            <text:p>23.2727272727273</text:p>
          </table:table-cell>
          <table:table-cell table:formula="of:= ROUND([.F24])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formula="of:=[.E25]/[.D25]" office:value-type="float" office:value="22.2608695652174" calcext:value-type="float">
            <text:p>22.2608695652174</text:p>
          </table:table-cell>
          <table:table-cell table:formula="of:= ROUND([.F25])"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table:formula="of:=[.E26]/[.D26]" office:value-type="float" office:value="21.3333333333333" calcext:value-type="float">
            <text:p>21.3333333333333</text:p>
          </table:table-cell>
          <table:table-cell table:formula="of:= ROUND([.F26])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table:formula="of:=[.E27]/[.D27]" office:value-type="float" office:value="20.48" calcext:value-type="float">
            <text:p>20.48</text:p>
          </table:table-cell>
          <table:table-cell table:formula="of:= ROUND([.F27]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table:formula="of:=[.E28]/[.D28]" office:value-type="float" office:value="19.6923076923077" calcext:value-type="float">
            <text:p>19.6923076923077</text:p>
          </table:table-cell>
          <table:table-cell table:formula="of:= ROUND([.F28])"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table:formula="of:=[.E29]/[.D29]" office:value-type="float" office:value="18.962962962963" calcext:value-type="float">
            <text:p>18.962962962963</text:p>
          </table:table-cell>
          <table:table-cell table:formula="of:= ROUND([.F29])"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table:formula="of:=[.E30]/[.D30]" office:value-type="float" office:value="18.2857142857143" calcext:value-type="float">
            <text:p>18.2857142857143</text:p>
          </table:table-cell>
          <table:table-cell table:formula="of:= ROUND([.F30])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table:formula="of:=[.E31]/[.D31]" office:value-type="float" office:value="17.6551724137931" calcext:value-type="float">
            <text:p>17.6551724137931</text:p>
          </table:table-cell>
          <table:table-cell table:formula="of:= ROUND([.F31])"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12" calcext:value-type="float">
            <text:p>512</text:p>
          </table:table-cell>
          <table:table-cell table:formula="of:=[.E32]/[.D32]" office:value-type="float" office:value="17.0666666666667" calcext:value-type="float">
            <text:p>17.0666666666667</text:p>
          </table:table-cell>
          <table:table-cell table:formula="of:= ROUND([.F32])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table:formula="of:=[.E33]/[.D33]" office:value-type="float" office:value="16.5161290322581" calcext:value-type="float">
            <text:p>16.5161290322581</text:p>
          </table:table-cell>
          <table:table-cell table:formula="of:= ROUND([.F33])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table:formula="of:=[.E34]/[.D34]" office:value-type="float" office:value="16" calcext:value-type="float">
            <text:p>16</text:p>
          </table:table-cell>
          <table:table-cell table:formula="of:= ROUND([.F34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table:formula="of:=[.E35]/[.D35]" office:value-type="float" office:value="15.5151515151515" calcext:value-type="float">
            <text:p>15.5151515151515</text:p>
          </table:table-cell>
          <table:table-cell table:formula="of:= ROUND([.F35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12" calcext:value-type="float">
            <text:p>512</text:p>
          </table:table-cell>
          <table:table-cell table:formula="of:=[.E36]/[.D36]" office:value-type="float" office:value="15.0588235294118" calcext:value-type="float">
            <text:p>15.0588235294118</text:p>
          </table:table-cell>
          <table:table-cell table:formula="of:= ROUND([.F36])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table:formula="of:=[.E37]/[.D37]" office:value-type="float" office:value="14.6285714285714" calcext:value-type="float">
            <text:p>14.6285714285714</text:p>
          </table:table-cell>
          <table:table-cell table:formula="of:= ROUND([.F37])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table:formula="of:=[.E38]/[.D38]" office:value-type="float" office:value="14.2222222222222" calcext:value-type="float">
            <text:p>14.2222222222222</text:p>
          </table:table-cell>
          <table:table-cell table:formula="of:= ROUND([.F38]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512" calcext:value-type="float">
            <text:p>512</text:p>
          </table:table-cell>
          <table:table-cell table:formula="of:=[.E39]/[.D39]" office:value-type="float" office:value="13.8378378378378" calcext:value-type="float">
            <text:p>13.8378378378378</text:p>
          </table:table-cell>
          <table:table-cell table:formula="of:= ROUND([.F39])"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512" calcext:value-type="float">
            <text:p>512</text:p>
          </table:table-cell>
          <table:table-cell table:formula="of:=[.E40]/[.D40]" office:value-type="float" office:value="13.4736842105263" calcext:value-type="float">
            <text:p>13.4736842105263</text:p>
          </table:table-cell>
          <table:table-cell table:formula="of:= ROUND([.F40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table:formula="of:=[.E41]/[.D41]" office:value-type="float" office:value="13.1282051282051" calcext:value-type="float">
            <text:p>13.1282051282051</text:p>
          </table:table-cell>
          <table:table-cell table:formula="of:= ROUND([.F41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table:formula="of:=[.E42]/[.D42]" office:value-type="float" office:value="12.8" calcext:value-type="float">
            <text:p>12.8</text:p>
          </table:table-cell>
          <table:table-cell table:formula="of:= ROUND([.F42])"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  <table:table-cell table:formula="of:=[.E43]/[.D43]" office:value-type="float" office:value="12.4878048780488" calcext:value-type="float">
            <text:p>12.4878048780488</text:p>
          </table:table-cell>
          <table:table-cell table:formula="of:= ROUND([.F43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12" calcext:value-type="float">
            <text:p>512</text:p>
          </table:table-cell>
          <table:table-cell table:formula="of:=[.E44]/[.D44]" office:value-type="float" office:value="12.1904761904762" calcext:value-type="float">
            <text:p>12.1904761904762</text:p>
          </table:table-cell>
          <table:table-cell table:formula="of:= ROUND([.F44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12" calcext:value-type="float">
            <text:p>512</text:p>
          </table:table-cell>
          <table:table-cell table:formula="of:=[.E45]/[.D45]" office:value-type="float" office:value="11.906976744186" calcext:value-type="float">
            <text:p>11.906976744186</text:p>
          </table:table-cell>
          <table:table-cell table:formula="of:= ROUND([.F45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512" calcext:value-type="float">
            <text:p>512</text:p>
          </table:table-cell>
          <table:table-cell table:formula="of:=[.E46]/[.D46]" office:value-type="float" office:value="11.6363636363636" calcext:value-type="float">
            <text:p>11.6363636363636</text:p>
          </table:table-cell>
          <table:table-cell table:formula="of:= ROUND([.F46])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512" calcext:value-type="float">
            <text:p>512</text:p>
          </table:table-cell>
          <table:table-cell table:formula="of:=[.E47]/[.D47]" office:value-type="float" office:value="11.3777777777778" calcext:value-type="float">
            <text:p>11.3777777777778</text:p>
          </table:table-cell>
          <table:table-cell table:formula="of:= ROUND([.F47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table:formula="of:=[.E48]/[.D48]" office:value-type="float" office:value="11.1304347826087" calcext:value-type="float">
            <text:p>11.1304347826087</text:p>
          </table:table-cell>
          <table:table-cell table:formula="of:= ROUND([.F48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12" calcext:value-type="float">
            <text:p>512</text:p>
          </table:table-cell>
          <table:table-cell table:formula="of:=[.E49]/[.D49]" office:value-type="float" office:value="10.8936170212766" calcext:value-type="float">
            <text:p>10.8936170212766</text:p>
          </table:table-cell>
          <table:table-cell table:formula="of:= ROUND([.F49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table:formula="of:=[.E50]/[.D50]" office:value-type="float" office:value="10.6666666666667" calcext:value-type="float">
            <text:p>10.6666666666667</text:p>
          </table:table-cell>
          <table:table-cell table:formula="of:= ROUND([.F50])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table:formula="of:=[.E51]/[.D51]" office:value-type="float" office:value="10.4489795918367" calcext:value-type="float">
            <text:p>10.4489795918367</text:p>
          </table:table-cell>
          <table:table-cell table:formula="of:= ROUND([.F51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table:formula="of:=[.E52]/[.D52]" office:value-type="float" office:value="10.24" calcext:value-type="float">
            <text:p>10.24</text:p>
          </table:table-cell>
          <table:table-cell table:formula="of:= ROUND([.F52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table:formula="of:=[.E53]/[.D53]" office:value-type="float" office:value="10.0392156862745" calcext:value-type="float">
            <text:p>10.0392156862745</text:p>
          </table:table-cell>
          <table:table-cell table:formula="of:= ROUND([.F53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12" calcext:value-type="float">
            <text:p>512</text:p>
          </table:table-cell>
          <table:table-cell table:formula="of:=[.E54]/[.D54]" office:value-type="float" office:value="9.84615384615385" calcext:value-type="float">
            <text:p>9.84615384615385</text:p>
          </table:table-cell>
          <table:table-cell table:formula="of:= ROUND([.F54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table:formula="of:=[.E55]/[.D55]" office:value-type="float" office:value="9.66037735849057" calcext:value-type="float">
            <text:p>9.66037735849057</text:p>
          </table:table-cell>
          <table:table-cell table:formula="of:= ROUND([.F55])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12" calcext:value-type="float">
            <text:p>512</text:p>
          </table:table-cell>
          <table:table-cell table:formula="of:=[.E56]/[.D56]" office:value-type="float" office:value="9.48148148148148" calcext:value-type="float">
            <text:p>9.48148148148148</text:p>
          </table:table-cell>
          <table:table-cell table:formula="of:= ROUND([.F56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12" calcext:value-type="float">
            <text:p>512</text:p>
          </table:table-cell>
          <table:table-cell table:formula="of:=[.E57]/[.D57]" office:value-type="float" office:value="9.30909090909091" calcext:value-type="float">
            <text:p>9.30909090909091</text:p>
          </table:table-cell>
          <table:table-cell table:formula="of:= ROUND([.F57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table:formula="of:=[.E58]/[.D58]" office:value-type="float" office:value="9.14285714285714" calcext:value-type="float">
            <text:p>9.14285714285714</text:p>
          </table:table-cell>
          <table:table-cell table:formula="of:= ROUND([.F58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table:formula="of:=[.E59]/[.D59]" office:value-type="float" office:value="8.98245614035088" calcext:value-type="float">
            <text:p>8.98245614035088</text:p>
          </table:table-cell>
          <table:table-cell table:formula="of:= ROUND([.F59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table:formula="of:=[.E60]/[.D60]" office:value-type="float" office:value="8.82758620689655" calcext:value-type="float">
            <text:p>8.82758620689655</text:p>
          </table:table-cell>
          <table:table-cell table:formula="of:= ROUND([.F60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table:formula="of:=[.E61]/[.D61]" office:value-type="float" office:value="8.67796610169492" calcext:value-type="float">
            <text:p>8.67796610169492</text:p>
          </table:table-cell>
          <table:table-cell table:formula="of:= ROUND([.F61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table:formula="of:=[.E62]/[.D62]" office:value-type="float" office:value="8.53333333333333" calcext:value-type="float">
            <text:p>8.53333333333333</text:p>
          </table:table-cell>
          <table:table-cell table:formula="of:= ROUND([.F62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table:formula="of:=[.E63]/[.D63]" office:value-type="float" office:value="8.39344262295082" calcext:value-type="float">
            <text:p>8.39344262295082</text:p>
          </table:table-cell>
          <table:table-cell table:formula="of:= ROUND([.F63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table:formula="of:=[.E64]/[.D64]" office:value-type="float" office:value="8.25806451612903" calcext:value-type="float">
            <text:p>8.25806451612903</text:p>
          </table:table-cell>
          <table:table-cell table:formula="of:= ROUND([.F64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table:formula="of:=[.E65]/[.D65]" office:value-type="float" office:value="8.12698412698413" calcext:value-type="float">
            <text:p>8.12698412698413</text:p>
          </table:table-cell>
          <table:table-cell table:formula="of:= ROUND([.F65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table:formula="of:=[.E66]/[.D66]" office:value-type="float" office:value="8" calcext:value-type="float">
            <text:p>8</text:p>
          </table:table-cell>
          <table:table-cell table:formula="of:= ROUND([.F66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12" calcext:value-type="float">
            <text:p>512</text:p>
          </table:table-cell>
          <table:table-cell table:formula="of:=[.E67]/[.D67]" office:value-type="float" office:value="7.87692307692308" calcext:value-type="float">
            <text:p>7.87692307692308</text:p>
          </table:table-cell>
          <table:table-cell table:formula="of:= ROUND([.F6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12" calcext:value-type="float">
            <text:p>512</text:p>
          </table:table-cell>
          <table:table-cell table:formula="of:=[.E68]/[.D68]" office:value-type="float" office:value="7.75757575757576" calcext:value-type="float">
            <text:p>7.75757575757576</text:p>
          </table:table-cell>
          <table:table-cell table:formula="of:= ROUND([.F68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table:formula="of:=[.E69]/[.D69]" office:value-type="float" office:value="7.64179104477612" calcext:value-type="float">
            <text:p>7.64179104477612</text:p>
          </table:table-cell>
          <table:table-cell table:formula="of:= ROUND([.F69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table:formula="of:=[.E70]/[.D70]" office:value-type="float" office:value="7.52941176470588" calcext:value-type="float">
            <text:p>7.52941176470588</text:p>
          </table:table-cell>
          <table:table-cell table:formula="of:= ROUND([.F70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512" calcext:value-type="float">
            <text:p>512</text:p>
          </table:table-cell>
          <table:table-cell table:formula="of:=[.E71]/[.D71]" office:value-type="float" office:value="7.42028985507246" calcext:value-type="float">
            <text:p>7.42028985507246</text:p>
          </table:table-cell>
          <table:table-cell table:formula="of:= ROUND([.F71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table:formula="of:=[.E72]/[.D72]" office:value-type="float" office:value="7.31428571428571" calcext:value-type="float">
            <text:p>7.31428571428571</text:p>
          </table:table-cell>
          <table:table-cell table:formula="of:= ROUND([.F72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table:formula="of:=[.E73]/[.D73]" office:value-type="float" office:value="7.2112676056338" calcext:value-type="float">
            <text:p>7.2112676056338</text:p>
          </table:table-cell>
          <table:table-cell table:formula="of:= ROUND([.F73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  <table:table-cell table:formula="of:=[.E74]/[.D74]" office:value-type="float" office:value="7.11111111111111" calcext:value-type="float">
            <text:p>7.11111111111111</text:p>
          </table:table-cell>
          <table:table-cell table:formula="of:= ROUND([.F74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table:formula="of:=[.E75]/[.D75]" office:value-type="float" office:value="7.01369863013699" calcext:value-type="float">
            <text:p>7.01369863013699</text:p>
          </table:table-cell>
          <table:table-cell table:formula="of:= ROUND([.F75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512" calcext:value-type="float">
            <text:p>512</text:p>
          </table:table-cell>
          <table:table-cell table:formula="of:=[.E76]/[.D76]" office:value-type="float" office:value="6.91891891891892" calcext:value-type="float">
            <text:p>6.91891891891892</text:p>
          </table:table-cell>
          <table:table-cell table:formula="of:= ROUND([.F76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table:formula="of:=[.E77]/[.D77]" office:value-type="float" office:value="6.82666666666667" calcext:value-type="float">
            <text:p>6.82666666666667</text:p>
          </table:table-cell>
          <table:table-cell table:formula="of:= ROUND([.F77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table:formula="of:=[.E78]/[.D78]" office:value-type="float" office:value="6.73684210526316" calcext:value-type="float">
            <text:p>6.73684210526316</text:p>
          </table:table-cell>
          <table:table-cell table:formula="of:= ROUND([.F78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512" calcext:value-type="float">
            <text:p>512</text:p>
          </table:table-cell>
          <table:table-cell table:formula="of:=[.E79]/[.D79]" office:value-type="float" office:value="6.64935064935065" calcext:value-type="float">
            <text:p>6.64935064935065</text:p>
          </table:table-cell>
          <table:table-cell table:formula="of:= ROUND([.F79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512" calcext:value-type="float">
            <text:p>512</text:p>
          </table:table-cell>
          <table:table-cell table:formula="of:=[.E80]/[.D80]" office:value-type="float" office:value="6.56410256410256" calcext:value-type="float">
            <text:p>6.56410256410256</text:p>
          </table:table-cell>
          <table:table-cell table:formula="of:= ROUND([.F80]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512" calcext:value-type="float">
            <text:p>512</text:p>
          </table:table-cell>
          <table:table-cell table:formula="of:=[.E81]/[.D81]" office:value-type="float" office:value="6.48101265822785" calcext:value-type="float">
            <text:p>6.48101265822785</text:p>
          </table:table-cell>
          <table:table-cell table:formula="of:= ROUND([.F81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table:formula="of:=[.E82]/[.D82]" office:value-type="float" office:value="6.4" calcext:value-type="float">
            <text:p>6.4</text:p>
          </table:table-cell>
          <table:table-cell table:formula="of:= ROUND([.F82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12" calcext:value-type="float">
            <text:p>512</text:p>
          </table:table-cell>
          <table:table-cell table:formula="of:=[.E83]/[.D83]" office:value-type="float" office:value="6.32098765432099" calcext:value-type="float">
            <text:p>6.32098765432099</text:p>
          </table:table-cell>
          <table:table-cell table:formula="of:= ROUND([.F8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512" calcext:value-type="float">
            <text:p>512</text:p>
          </table:table-cell>
          <table:table-cell table:formula="of:=[.E84]/[.D84]" office:value-type="float" office:value="6.24390243902439" calcext:value-type="float">
            <text:p>6.24390243902439</text:p>
          </table:table-cell>
          <table:table-cell table:formula="of:= ROUND([.F84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12" calcext:value-type="float">
            <text:p>512</text:p>
          </table:table-cell>
          <table:table-cell table:formula="of:=[.E85]/[.D85]" office:value-type="float" office:value="6.16867469879518" calcext:value-type="float">
            <text:p>6.16867469879518</text:p>
          </table:table-cell>
          <table:table-cell table:formula="of:= ROUND([.F85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512" calcext:value-type="float">
            <text:p>512</text:p>
          </table:table-cell>
          <table:table-cell table:formula="of:=[.E86]/[.D86]" office:value-type="float" office:value="6.0952380952381" calcext:value-type="float">
            <text:p>6.0952380952381</text:p>
          </table:table-cell>
          <table:table-cell table:formula="of:= ROUND([.F86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table:formula="of:=[.E87]/[.D87]" office:value-type="float" office:value="6.02352941176471" calcext:value-type="float">
            <text:p>6.02352941176471</text:p>
          </table:table-cell>
          <table:table-cell table:formula="of:= ROUND([.F87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512" calcext:value-type="float">
            <text:p>512</text:p>
          </table:table-cell>
          <table:table-cell table:formula="of:=[.E88]/[.D88]" office:value-type="float" office:value="5.95348837209302" calcext:value-type="float">
            <text:p>5.95348837209302</text:p>
          </table:table-cell>
          <table:table-cell table:formula="of:= ROUND([.F88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512" calcext:value-type="float">
            <text:p>512</text:p>
          </table:table-cell>
          <table:table-cell table:formula="of:=[.E89]/[.D89]" office:value-type="float" office:value="5.88505747126437" calcext:value-type="float">
            <text:p>5.88505747126437</text:p>
          </table:table-cell>
          <table:table-cell table:formula="of:= ROUND([.F89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table:formula="of:=[.E90]/[.D90]" office:value-type="float" office:value="5.81818181818182" calcext:value-type="float">
            <text:p>5.81818181818182</text:p>
          </table:table-cell>
          <table:table-cell table:formula="of:= ROUND([.F90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512" calcext:value-type="float">
            <text:p>512</text:p>
          </table:table-cell>
          <table:table-cell table:formula="of:=[.E91]/[.D91]" office:value-type="float" office:value="5.75280898876405" calcext:value-type="float">
            <text:p>5.75280898876405</text:p>
          </table:table-cell>
          <table:table-cell table:formula="of:= ROUND([.F91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table:formula="of:=[.E92]/[.D92]" office:value-type="float" office:value="5.68888888888889" calcext:value-type="float">
            <text:p>5.68888888888889</text:p>
          </table:table-cell>
          <table:table-cell table:formula="of:= ROUND([.F92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512" calcext:value-type="float">
            <text:p>512</text:p>
          </table:table-cell>
          <table:table-cell table:formula="of:=[.E93]/[.D93]" office:value-type="float" office:value="5.62637362637363" calcext:value-type="float">
            <text:p>5.62637362637363</text:p>
          </table:table-cell>
          <table:table-cell table:formula="of:= ROUND([.F9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table:formula="of:=[.E94]/[.D94]" office:value-type="float" office:value="5.56521739130435" calcext:value-type="float">
            <text:p>5.56521739130435</text:p>
          </table:table-cell>
          <table:table-cell table:formula="of:= ROUND([.F94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512" calcext:value-type="float">
            <text:p>512</text:p>
          </table:table-cell>
          <table:table-cell table:formula="of:=[.E95]/[.D95]" office:value-type="float" office:value="5.50537634408602" calcext:value-type="float">
            <text:p>5.50537634408602</text:p>
          </table:table-cell>
          <table:table-cell table:formula="of:= ROUND([.F95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512" calcext:value-type="float">
            <text:p>512</text:p>
          </table:table-cell>
          <table:table-cell table:formula="of:=[.E96]/[.D96]" office:value-type="float" office:value="5.4468085106383" calcext:value-type="float">
            <text:p>5.4468085106383</text:p>
          </table:table-cell>
          <table:table-cell table:formula="of:= ROUND([.F96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table:formula="of:=[.E97]/[.D97]" office:value-type="float" office:value="5.38947368421053" calcext:value-type="float">
            <text:p>5.38947368421053</text:p>
          </table:table-cell>
          <table:table-cell table:formula="of:= ROUND([.F97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table:formula="of:=[.E98]/[.D98]" office:value-type="float" office:value="5.33333333333333" calcext:value-type="float">
            <text:p>5.33333333333333</text:p>
          </table:table-cell>
          <table:table-cell table:formula="of:= ROUND([.F98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512" calcext:value-type="float">
            <text:p>512</text:p>
          </table:table-cell>
          <table:table-cell table:formula="of:=[.E99]/[.D99]" office:value-type="float" office:value="5.27835051546392" calcext:value-type="float">
            <text:p>5.27835051546392</text:p>
          </table:table-cell>
          <table:table-cell table:formula="of:= ROUND([.F99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512" calcext:value-type="float">
            <text:p>512</text:p>
          </table:table-cell>
          <table:table-cell table:formula="of:=[.E100]/[.D100]" office:value-type="float" office:value="5.22448979591837" calcext:value-type="float">
            <text:p>5.22448979591837</text:p>
          </table:table-cell>
          <table:table-cell table:formula="of:= ROUND([.F100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table:formula="of:=[.E101]/[.D101]" office:value-type="float" office:value="5.17171717171717" calcext:value-type="float">
            <text:p>5.17171717171717</text:p>
          </table:table-cell>
          <table:table-cell table:formula="of:= ROUND([.F101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[.E102]/[.D102]" office:value-type="float" office:value="5.12" calcext:value-type="float">
            <text:p>5.12</text:p>
          </table:table-cell>
          <table:table-cell table:formula="of:= ROUND([.F102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512" calcext:value-type="float">
            <text:p>512</text:p>
          </table:table-cell>
          <table:table-cell table:formula="of:=[.E103]/[.D103]" office:value-type="float" office:value="5.06930693069307" calcext:value-type="float">
            <text:p>5.06930693069307</text:p>
          </table:table-cell>
          <table:table-cell table:formula="of:= ROUND([.F103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512" calcext:value-type="float">
            <text:p>512</text:p>
          </table:table-cell>
          <table:table-cell table:formula="of:=[.E104]/[.D104]" office:value-type="float" office:value="5.01960784313726" calcext:value-type="float">
            <text:p>5.01960784313726</text:p>
          </table:table-cell>
          <table:table-cell table:formula="of:= ROUND([.F104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512" calcext:value-type="float">
            <text:p>512</text:p>
          </table:table-cell>
          <table:table-cell table:formula="of:=[.E105]/[.D105]" office:value-type="float" office:value="4.97087378640777" calcext:value-type="float">
            <text:p>4.97087378640777</text:p>
          </table:table-cell>
          <table:table-cell table:formula="of:= ROUND([.F105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512" calcext:value-type="float">
            <text:p>512</text:p>
          </table:table-cell>
          <table:table-cell table:formula="of:=[.E106]/[.D106]" office:value-type="float" office:value="4.92307692307692" calcext:value-type="float">
            <text:p>4.92307692307692</text:p>
          </table:table-cell>
          <table:table-cell table:formula="of:= ROUND([.F106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512" calcext:value-type="float">
            <text:p>512</text:p>
          </table:table-cell>
          <table:table-cell table:formula="of:=[.E107]/[.D107]" office:value-type="float" office:value="4.87619047619048" calcext:value-type="float">
            <text:p>4.87619047619048</text:p>
          </table:table-cell>
          <table:table-cell table:formula="of:= ROUND([.F107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512" calcext:value-type="float">
            <text:p>512</text:p>
          </table:table-cell>
          <table:table-cell table:formula="of:=[.E108]/[.D108]" office:value-type="float" office:value="4.83018867924528" calcext:value-type="float">
            <text:p>4.83018867924528</text:p>
          </table:table-cell>
          <table:table-cell table:formula="of:= ROUND([.F108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512" calcext:value-type="float">
            <text:p>512</text:p>
          </table:table-cell>
          <table:table-cell table:formula="of:=[.E109]/[.D109]" office:value-type="float" office:value="4.78504672897196" calcext:value-type="float">
            <text:p>4.78504672897196</text:p>
          </table:table-cell>
          <table:table-cell table:formula="of:= ROUND([.F109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512" calcext:value-type="float">
            <text:p>512</text:p>
          </table:table-cell>
          <table:table-cell table:formula="of:=[.E110]/[.D110]" office:value-type="float" office:value="4.74074074074074" calcext:value-type="float">
            <text:p>4.74074074074074</text:p>
          </table:table-cell>
          <table:table-cell table:formula="of:= ROUND([.F110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12" calcext:value-type="float">
            <text:p>512</text:p>
          </table:table-cell>
          <table:table-cell table:formula="of:=[.E111]/[.D111]" office:value-type="float" office:value="4.69724770642202" calcext:value-type="float">
            <text:p>4.69724770642202</text:p>
          </table:table-cell>
          <table:table-cell table:formula="of:= ROUND([.F111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512" calcext:value-type="float">
            <text:p>512</text:p>
          </table:table-cell>
          <table:table-cell table:formula="of:=[.E112]/[.D112]" office:value-type="float" office:value="4.65454545454545" calcext:value-type="float">
            <text:p>4.65454545454545</text:p>
          </table:table-cell>
          <table:table-cell table:formula="of:= ROUND([.F112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512" calcext:value-type="float">
            <text:p>512</text:p>
          </table:table-cell>
          <table:table-cell table:formula="of:=[.E113]/[.D113]" office:value-type="float" office:value="4.61261261261261" calcext:value-type="float">
            <text:p>4.61261261261261</text:p>
          </table:table-cell>
          <table:table-cell table:formula="of:= ROUND([.F113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table:formula="of:=[.E114]/[.D114]" office:value-type="float" office:value="4.57142857142857" calcext:value-type="float">
            <text:p>4.57142857142857</text:p>
          </table:table-cell>
          <table:table-cell table:formula="of:= ROUND([.F114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512" calcext:value-type="float">
            <text:p>512</text:p>
          </table:table-cell>
          <table:table-cell table:formula="of:=[.E115]/[.D115]" office:value-type="float" office:value="4.53097345132743" calcext:value-type="float">
            <text:p>4.53097345132743</text:p>
          </table:table-cell>
          <table:table-cell table:formula="of:= ROUND([.F115]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512" calcext:value-type="float">
            <text:p>512</text:p>
          </table:table-cell>
          <table:table-cell table:formula="of:=[.E116]/[.D116]" office:value-type="float" office:value="4.49122807017544" calcext:value-type="float">
            <text:p>4.49122807017544</text:p>
          </table:table-cell>
          <table:table-cell table:formula="of:= ROUND([.F11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512" calcext:value-type="float">
            <text:p>512</text:p>
          </table:table-cell>
          <table:table-cell table:formula="of:=[.E117]/[.D117]" office:value-type="float" office:value="4.45217391304348" calcext:value-type="float">
            <text:p>4.45217391304348</text:p>
          </table:table-cell>
          <table:table-cell table:formula="of:= ROUND([.F11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512" calcext:value-type="float">
            <text:p>512</text:p>
          </table:table-cell>
          <table:table-cell table:formula="of:=[.E118]/[.D118]" office:value-type="float" office:value="4.41379310344828" calcext:value-type="float">
            <text:p>4.41379310344828</text:p>
          </table:table-cell>
          <table:table-cell table:formula="of:= ROUND([.F11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512" calcext:value-type="float">
            <text:p>512</text:p>
          </table:table-cell>
          <table:table-cell table:formula="of:=[.E119]/[.D119]" office:value-type="float" office:value="4.37606837606838" calcext:value-type="float">
            <text:p>4.37606837606838</text:p>
          </table:table-cell>
          <table:table-cell table:formula="of:= ROUND([.F119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512" calcext:value-type="float">
            <text:p>512</text:p>
          </table:table-cell>
          <table:table-cell table:formula="of:=[.E120]/[.D120]" office:value-type="float" office:value="4.33898305084746" calcext:value-type="float">
            <text:p>4.33898305084746</text:p>
          </table:table-cell>
          <table:table-cell table:formula="of:= ROUND([.F120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512" calcext:value-type="float">
            <text:p>512</text:p>
          </table:table-cell>
          <table:table-cell table:formula="of:=[.E121]/[.D121]" office:value-type="float" office:value="4.30252100840336" calcext:value-type="float">
            <text:p>4.30252100840336</text:p>
          </table:table-cell>
          <table:table-cell table:formula="of:= ROUND([.F121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512" calcext:value-type="float">
            <text:p>512</text:p>
          </table:table-cell>
          <table:table-cell table:formula="of:=[.E122]/[.D122]" office:value-type="float" office:value="4.26666666666667" calcext:value-type="float">
            <text:p>4.26666666666667</text:p>
          </table:table-cell>
          <table:table-cell table:formula="of:= ROUND([.F122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512" calcext:value-type="float">
            <text:p>512</text:p>
          </table:table-cell>
          <table:table-cell table:formula="of:=[.E123]/[.D123]" office:value-type="float" office:value="4.23140495867769" calcext:value-type="float">
            <text:p>4.23140495867769</text:p>
          </table:table-cell>
          <table:table-cell table:formula="of:= ROUND([.F12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512" calcext:value-type="float">
            <text:p>512</text:p>
          </table:table-cell>
          <table:table-cell table:formula="of:=[.E124]/[.D124]" office:value-type="float" office:value="4.19672131147541" calcext:value-type="float">
            <text:p>4.19672131147541</text:p>
          </table:table-cell>
          <table:table-cell table:formula="of:= ROUND([.F124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512" calcext:value-type="float">
            <text:p>512</text:p>
          </table:table-cell>
          <table:table-cell table:formula="of:=[.E125]/[.D125]" office:value-type="float" office:value="4.16260162601626" calcext:value-type="float">
            <text:p>4.16260162601626</text:p>
          </table:table-cell>
          <table:table-cell table:formula="of:= ROUND([.F12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512" calcext:value-type="float">
            <text:p>512</text:p>
          </table:table-cell>
          <table:table-cell table:formula="of:=[.E126]/[.D126]" office:value-type="float" office:value="4.12903225806452" calcext:value-type="float">
            <text:p>4.12903225806452</text:p>
          </table:table-cell>
          <table:table-cell table:formula="of:= ROUND([.F12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512" calcext:value-type="float">
            <text:p>512</text:p>
          </table:table-cell>
          <table:table-cell table:formula="of:=[.E127]/[.D127]" office:value-type="float" office:value="4.096" calcext:value-type="float">
            <text:p>4.096</text:p>
          </table:table-cell>
          <table:table-cell table:formula="of:= ROUND([.F12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512" calcext:value-type="float">
            <text:p>512</text:p>
          </table:table-cell>
          <table:table-cell table:formula="of:=[.E128]/[.D128]" office:value-type="float" office:value="4.06349206349206" calcext:value-type="float">
            <text:p>4.06349206349206</text:p>
          </table:table-cell>
          <table:table-cell table:formula="of:= ROUND([.F12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512" calcext:value-type="float">
            <text:p>512</text:p>
          </table:table-cell>
          <table:table-cell table:formula="of:=[.E129]/[.D129]" office:value-type="float" office:value="4.03149606299213" calcext:value-type="float">
            <text:p>4.03149606299213</text:p>
          </table:table-cell>
          <table:table-cell table:formula="of:= ROUND([.F129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formula="of:=[.E130]/[.D130]" office:value-type="float" office:value="4" calcext:value-type="float">
            <text:p>4</text:p>
          </table:table-cell>
          <table:table-cell table:formula="of:= ROUND([.F130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512" calcext:value-type="float">
            <text:p>512</text:p>
          </table:table-cell>
          <table:table-cell table:formula="of:=[.E131]/[.D131]" office:value-type="float" office:value="3.96899224806202" calcext:value-type="float">
            <text:p>3.96899224806202</text:p>
          </table:table-cell>
          <table:table-cell table:formula="of:= ROUND([.F131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512" calcext:value-type="float">
            <text:p>512</text:p>
          </table:table-cell>
          <table:table-cell table:formula="of:=[.E132]/[.D132]" office:value-type="float" office:value="3.93846153846154" calcext:value-type="float">
            <text:p>3.93846153846154</text:p>
          </table:table-cell>
          <table:table-cell table:formula="of:= ROUND([.F132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512" calcext:value-type="float">
            <text:p>512</text:p>
          </table:table-cell>
          <table:table-cell table:formula="of:=[.E133]/[.D133]" office:value-type="float" office:value="3.90839694656489" calcext:value-type="float">
            <text:p>3.90839694656489</text:p>
          </table:table-cell>
          <table:table-cell table:formula="of:= ROUND([.F13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512" calcext:value-type="float">
            <text:p>512</text:p>
          </table:table-cell>
          <table:table-cell table:formula="of:=[.E134]/[.D134]" office:value-type="float" office:value="3.87878787878788" calcext:value-type="float">
            <text:p>3.87878787878788</text:p>
          </table:table-cell>
          <table:table-cell table:formula="of:= ROUND([.F134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512" calcext:value-type="float">
            <text:p>512</text:p>
          </table:table-cell>
          <table:table-cell table:formula="of:=[.E135]/[.D135]" office:value-type="float" office:value="3.84962406015038" calcext:value-type="float">
            <text:p>3.84962406015038</text:p>
          </table:table-cell>
          <table:table-cell table:formula="of:= ROUND([.F13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512" calcext:value-type="float">
            <text:p>512</text:p>
          </table:table-cell>
          <table:table-cell table:formula="of:=[.E136]/[.D136]" office:value-type="float" office:value="3.82089552238806" calcext:value-type="float">
            <text:p>3.82089552238806</text:p>
          </table:table-cell>
          <table:table-cell table:formula="of:= ROUND([.F13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512" calcext:value-type="float">
            <text:p>512</text:p>
          </table:table-cell>
          <table:table-cell table:formula="of:=[.E137]/[.D137]" office:value-type="float" office:value="3.79259259259259" calcext:value-type="float">
            <text:p>3.79259259259259</text:p>
          </table:table-cell>
          <table:table-cell table:formula="of:= ROUND([.F13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512" calcext:value-type="float">
            <text:p>512</text:p>
          </table:table-cell>
          <table:table-cell table:formula="of:=[.E138]/[.D138]" office:value-type="float" office:value="3.76470588235294" calcext:value-type="float">
            <text:p>3.76470588235294</text:p>
          </table:table-cell>
          <table:table-cell table:formula="of:= ROUND([.F13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512" calcext:value-type="float">
            <text:p>512</text:p>
          </table:table-cell>
          <table:table-cell table:formula="of:=[.E139]/[.D139]" office:value-type="float" office:value="3.73722627737226" calcext:value-type="float">
            <text:p>3.73722627737226</text:p>
          </table:table-cell>
          <table:table-cell table:formula="of:= ROUND([.F139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512" calcext:value-type="float">
            <text:p>512</text:p>
          </table:table-cell>
          <table:table-cell table:formula="of:=[.E140]/[.D140]" office:value-type="float" office:value="3.71014492753623" calcext:value-type="float">
            <text:p>3.71014492753623</text:p>
          </table:table-cell>
          <table:table-cell table:formula="of:= ROUND([.F140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512" calcext:value-type="float">
            <text:p>512</text:p>
          </table:table-cell>
          <table:table-cell table:formula="of:=[.E141]/[.D141]" office:value-type="float" office:value="3.68345323741007" calcext:value-type="float">
            <text:p>3.68345323741007</text:p>
          </table:table-cell>
          <table:table-cell table:formula="of:= ROUND([.F141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512" calcext:value-type="float">
            <text:p>512</text:p>
          </table:table-cell>
          <table:table-cell table:formula="of:=[.E142]/[.D142]" office:value-type="float" office:value="3.65714285714286" calcext:value-type="float">
            <text:p>3.65714285714286</text:p>
          </table:table-cell>
          <table:table-cell table:formula="of:= ROUND([.F142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512" calcext:value-type="float">
            <text:p>512</text:p>
          </table:table-cell>
          <table:table-cell table:formula="of:=[.E143]/[.D143]" office:value-type="float" office:value="3.63120567375887" calcext:value-type="float">
            <text:p>3.63120567375887</text:p>
          </table:table-cell>
          <table:table-cell table:formula="of:= ROUND([.F143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512" calcext:value-type="float">
            <text:p>512</text:p>
          </table:table-cell>
          <table:table-cell table:formula="of:=[.E144]/[.D144]" office:value-type="float" office:value="3.6056338028169" calcext:value-type="float">
            <text:p>3.6056338028169</text:p>
          </table:table-cell>
          <table:table-cell table:formula="of:= ROUND([.F144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512" calcext:value-type="float">
            <text:p>512</text:p>
          </table:table-cell>
          <table:table-cell table:formula="of:=[.E145]/[.D145]" office:value-type="float" office:value="3.58041958041958" calcext:value-type="float">
            <text:p>3.58041958041958</text:p>
          </table:table-cell>
          <table:table-cell table:formula="of:= ROUND([.F145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table:formula="of:=[.E146]/[.D146]" office:value-type="float" office:value="3.55555555555556" calcext:value-type="float">
            <text:p>3.55555555555556</text:p>
          </table:table-cell>
          <table:table-cell table:formula="of:= ROUND([.F146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512" calcext:value-type="float">
            <text:p>512</text:p>
          </table:table-cell>
          <table:table-cell table:formula="of:=[.E147]/[.D147]" office:value-type="float" office:value="3.53103448275862" calcext:value-type="float">
            <text:p>3.53103448275862</text:p>
          </table:table-cell>
          <table:table-cell table:formula="of:= ROUND([.F147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512" calcext:value-type="float">
            <text:p>512</text:p>
          </table:table-cell>
          <table:table-cell table:formula="of:=[.E148]/[.D148]" office:value-type="float" office:value="3.50684931506849" calcext:value-type="float">
            <text:p>3.50684931506849</text:p>
          </table:table-cell>
          <table:table-cell table:formula="of:= ROUND([.F148]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512" calcext:value-type="float">
            <text:p>512</text:p>
          </table:table-cell>
          <table:table-cell table:formula="of:=[.E149]/[.D149]" office:value-type="float" office:value="3.48299319727891" calcext:value-type="float">
            <text:p>3.48299319727891</text:p>
          </table:table-cell>
          <table:table-cell table:formula="of:= ROUND([.F14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512" calcext:value-type="float">
            <text:p>512</text:p>
          </table:table-cell>
          <table:table-cell table:formula="of:=[.E150]/[.D150]" office:value-type="float" office:value="3.45945945945946" calcext:value-type="float">
            <text:p>3.45945945945946</text:p>
          </table:table-cell>
          <table:table-cell table:formula="of:= ROUND([.F15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512" calcext:value-type="float">
            <text:p>512</text:p>
          </table:table-cell>
          <table:table-cell table:formula="of:=[.E151]/[.D151]" office:value-type="float" office:value="3.43624161073826" calcext:value-type="float">
            <text:p>3.43624161073826</text:p>
          </table:table-cell>
          <table:table-cell table:formula="of:= ROUND([.F15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12" calcext:value-type="float">
            <text:p>512</text:p>
          </table:table-cell>
          <table:table-cell table:formula="of:=[.E152]/[.D152]" office:value-type="float" office:value="3.41333333333333" calcext:value-type="float">
            <text:p>3.41333333333333</text:p>
          </table:table-cell>
          <table:table-cell table:formula="of:= ROUND([.F15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512" calcext:value-type="float">
            <text:p>512</text:p>
          </table:table-cell>
          <table:table-cell table:formula="of:=[.E153]/[.D153]" office:value-type="float" office:value="3.39072847682119" calcext:value-type="float">
            <text:p>3.39072847682119</text:p>
          </table:table-cell>
          <table:table-cell table:formula="of:= ROUND([.F15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512" calcext:value-type="float">
            <text:p>512</text:p>
          </table:table-cell>
          <table:table-cell table:formula="of:=[.E154]/[.D154]" office:value-type="float" office:value="3.36842105263158" calcext:value-type="float">
            <text:p>3.36842105263158</text:p>
          </table:table-cell>
          <table:table-cell table:formula="of:= ROUND([.F15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512" calcext:value-type="float">
            <text:p>512</text:p>
          </table:table-cell>
          <table:table-cell table:formula="of:=[.E155]/[.D155]" office:value-type="float" office:value="3.34640522875817" calcext:value-type="float">
            <text:p>3.34640522875817</text:p>
          </table:table-cell>
          <table:table-cell table:formula="of:= ROUND([.F15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512" calcext:value-type="float">
            <text:p>512</text:p>
          </table:table-cell>
          <table:table-cell table:formula="of:=[.E156]/[.D156]" office:value-type="float" office:value="3.32467532467533" calcext:value-type="float">
            <text:p>3.32467532467533</text:p>
          </table:table-cell>
          <table:table-cell table:formula="of:= ROUND([.F15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512" calcext:value-type="float">
            <text:p>512</text:p>
          </table:table-cell>
          <table:table-cell table:formula="of:=[.E157]/[.D157]" office:value-type="float" office:value="3.30322580645161" calcext:value-type="float">
            <text:p>3.30322580645161</text:p>
          </table:table-cell>
          <table:table-cell table:formula="of:= ROUND([.F15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512" calcext:value-type="float">
            <text:p>512</text:p>
          </table:table-cell>
          <table:table-cell table:formula="of:=[.E158]/[.D158]" office:value-type="float" office:value="3.28205128205128" calcext:value-type="float">
            <text:p>3.28205128205128</text:p>
          </table:table-cell>
          <table:table-cell table:formula="of:= ROUND([.F15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512" calcext:value-type="float">
            <text:p>512</text:p>
          </table:table-cell>
          <table:table-cell table:formula="of:=[.E159]/[.D159]" office:value-type="float" office:value="3.26114649681529" calcext:value-type="float">
            <text:p>3.26114649681529</text:p>
          </table:table-cell>
          <table:table-cell table:formula="of:= ROUND([.F15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512" calcext:value-type="float">
            <text:p>512</text:p>
          </table:table-cell>
          <table:table-cell table:formula="of:=[.E160]/[.D160]" office:value-type="float" office:value="3.24050632911392" calcext:value-type="float">
            <text:p>3.24050632911392</text:p>
          </table:table-cell>
          <table:table-cell table:formula="of:= ROUND([.F16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512" calcext:value-type="float">
            <text:p>512</text:p>
          </table:table-cell>
          <table:table-cell table:formula="of:=[.E161]/[.D161]" office:value-type="float" office:value="3.22012578616352" calcext:value-type="float">
            <text:p>3.22012578616352</text:p>
          </table:table-cell>
          <table:table-cell table:formula="of:= ROUND([.F16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table:formula="of:=[.E162]/[.D162]" office:value-type="float" office:value="3.2" calcext:value-type="float">
            <text:p>3.2</text:p>
          </table:table-cell>
          <table:table-cell table:formula="of:= ROUND([.F16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512" calcext:value-type="float">
            <text:p>512</text:p>
          </table:table-cell>
          <table:table-cell table:formula="of:=[.E163]/[.D163]" office:value-type="float" office:value="3.18012422360248" calcext:value-type="float">
            <text:p>3.18012422360248</text:p>
          </table:table-cell>
          <table:table-cell table:formula="of:= ROUND([.F16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512" calcext:value-type="float">
            <text:p>512</text:p>
          </table:table-cell>
          <table:table-cell table:formula="of:=[.E164]/[.D164]" office:value-type="float" office:value="3.16049382716049" calcext:value-type="float">
            <text:p>3.16049382716049</text:p>
          </table:table-cell>
          <table:table-cell table:formula="of:= ROUND([.F16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512" calcext:value-type="float">
            <text:p>512</text:p>
          </table:table-cell>
          <table:table-cell table:formula="of:=[.E165]/[.D165]" office:value-type="float" office:value="3.14110429447853" calcext:value-type="float">
            <text:p>3.14110429447853</text:p>
          </table:table-cell>
          <table:table-cell table:formula="of:= ROUND([.F16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512" calcext:value-type="float">
            <text:p>512</text:p>
          </table:table-cell>
          <table:table-cell table:formula="of:=[.E166]/[.D166]" office:value-type="float" office:value="3.1219512195122" calcext:value-type="float">
            <text:p>3.1219512195122</text:p>
          </table:table-cell>
          <table:table-cell table:formula="of:= ROUND([.F16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512" calcext:value-type="float">
            <text:p>512</text:p>
          </table:table-cell>
          <table:table-cell table:formula="of:=[.E167]/[.D167]" office:value-type="float" office:value="3.1030303030303" calcext:value-type="float">
            <text:p>3.1030303030303</text:p>
          </table:table-cell>
          <table:table-cell table:formula="of:= ROUND([.F16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512" calcext:value-type="float">
            <text:p>512</text:p>
          </table:table-cell>
          <table:table-cell table:formula="of:=[.E168]/[.D168]" office:value-type="float" office:value="3.08433734939759" calcext:value-type="float">
            <text:p>3.08433734939759</text:p>
          </table:table-cell>
          <table:table-cell table:formula="of:= ROUND([.F16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office:value-type="float" office:value="512" calcext:value-type="float">
            <text:p>512</text:p>
          </table:table-cell>
          <table:table-cell table:formula="of:=[.E169]/[.D169]" office:value-type="float" office:value="3.06586826347305" calcext:value-type="float">
            <text:p>3.06586826347305</text:p>
          </table:table-cell>
          <table:table-cell table:formula="of:= ROUND([.F16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512" calcext:value-type="float">
            <text:p>512</text:p>
          </table:table-cell>
          <table:table-cell table:formula="of:=[.E170]/[.D170]" office:value-type="float" office:value="3.04761904761905" calcext:value-type="float">
            <text:p>3.04761904761905</text:p>
          </table:table-cell>
          <table:table-cell table:formula="of:= ROUND([.F17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table:formula="of:=[.E171]/[.D171]" office:value-type="float" office:value="3.02958579881657" calcext:value-type="float">
            <text:p>3.02958579881657</text:p>
          </table:table-cell>
          <table:table-cell table:formula="of:= ROUND([.F17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512" calcext:value-type="float">
            <text:p>512</text:p>
          </table:table-cell>
          <table:table-cell table:formula="of:=[.E172]/[.D172]" office:value-type="float" office:value="3.01176470588235" calcext:value-type="float">
            <text:p>3.01176470588235</text:p>
          </table:table-cell>
          <table:table-cell table:formula="of:= ROUND([.F17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512" calcext:value-type="float">
            <text:p>512</text:p>
          </table:table-cell>
          <table:table-cell table:formula="of:=[.E173]/[.D173]" office:value-type="float" office:value="2.99415204678363" calcext:value-type="float">
            <text:p>2.99415204678363</text:p>
          </table:table-cell>
          <table:table-cell table:formula="of:= ROUND([.F17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office:value-type="float" office:value="512" calcext:value-type="float">
            <text:p>512</text:p>
          </table:table-cell>
          <table:table-cell table:formula="of:=[.E174]/[.D174]" office:value-type="float" office:value="2.97674418604651" calcext:value-type="float">
            <text:p>2.97674418604651</text:p>
          </table:table-cell>
          <table:table-cell table:formula="of:= ROUND([.F17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512" calcext:value-type="float">
            <text:p>512</text:p>
          </table:table-cell>
          <table:table-cell table:formula="of:=[.E175]/[.D175]" office:value-type="float" office:value="2.95953757225434" calcext:value-type="float">
            <text:p>2.95953757225434</text:p>
          </table:table-cell>
          <table:table-cell table:formula="of:= ROUND([.F17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512" calcext:value-type="float">
            <text:p>512</text:p>
          </table:table-cell>
          <table:table-cell table:formula="of:=[.E176]/[.D176]" office:value-type="float" office:value="2.94252873563218" calcext:value-type="float">
            <text:p>2.94252873563218</text:p>
          </table:table-cell>
          <table:table-cell table:formula="of:= ROUND([.F17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512" calcext:value-type="float">
            <text:p>512</text:p>
          </table:table-cell>
          <table:table-cell table:formula="of:=[.E177]/[.D177]" office:value-type="float" office:value="2.92571428571429" calcext:value-type="float">
            <text:p>2.92571428571429</text:p>
          </table:table-cell>
          <table:table-cell table:formula="of:= ROUND([.F17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office:value-type="float" office:value="512" calcext:value-type="float">
            <text:p>512</text:p>
          </table:table-cell>
          <table:table-cell table:formula="of:=[.E178]/[.D178]" office:value-type="float" office:value="2.90909090909091" calcext:value-type="float">
            <text:p>2.90909090909091</text:p>
          </table:table-cell>
          <table:table-cell table:formula="of:= ROUND([.F17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512" calcext:value-type="float">
            <text:p>512</text:p>
          </table:table-cell>
          <table:table-cell table:formula="of:=[.E179]/[.D179]" office:value-type="float" office:value="2.89265536723164" calcext:value-type="float">
            <text:p>2.89265536723164</text:p>
          </table:table-cell>
          <table:table-cell table:formula="of:= ROUND([.F17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512" calcext:value-type="float">
            <text:p>512</text:p>
          </table:table-cell>
          <table:table-cell table:formula="of:=[.E180]/[.D180]" office:value-type="float" office:value="2.87640449438202" calcext:value-type="float">
            <text:p>2.87640449438202</text:p>
          </table:table-cell>
          <table:table-cell table:formula="of:= ROUND([.F18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512" calcext:value-type="float">
            <text:p>512</text:p>
          </table:table-cell>
          <table:table-cell table:formula="of:=[.E181]/[.D181]" office:value-type="float" office:value="2.86033519553073" calcext:value-type="float">
            <text:p>2.86033519553073</text:p>
          </table:table-cell>
          <table:table-cell table:formula="of:= ROUND([.F18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table:formula="of:=[.E182]/[.D182]" office:value-type="float" office:value="2.84444444444444" calcext:value-type="float">
            <text:p>2.84444444444444</text:p>
          </table:table-cell>
          <table:table-cell table:formula="of:= ROUND([.F18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512" calcext:value-type="float">
            <text:p>512</text:p>
          </table:table-cell>
          <table:table-cell table:formula="of:=[.E183]/[.D183]" office:value-type="float" office:value="2.82872928176796" calcext:value-type="float">
            <text:p>2.82872928176796</text:p>
          </table:table-cell>
          <table:table-cell table:formula="of:= ROUND([.F18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office:value-type="float" office:value="512" calcext:value-type="float">
            <text:p>512</text:p>
          </table:table-cell>
          <table:table-cell table:formula="of:=[.E184]/[.D184]" office:value-type="float" office:value="2.81318681318681" calcext:value-type="float">
            <text:p>2.81318681318681</text:p>
          </table:table-cell>
          <table:table-cell table:formula="of:= ROUND([.F18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512" calcext:value-type="float">
            <text:p>512</text:p>
          </table:table-cell>
          <table:table-cell table:formula="of:=[.E185]/[.D185]" office:value-type="float" office:value="2.79781420765027" calcext:value-type="float">
            <text:p>2.79781420765027</text:p>
          </table:table-cell>
          <table:table-cell table:formula="of:= ROUND([.F18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512" calcext:value-type="float">
            <text:p>512</text:p>
          </table:table-cell>
          <table:table-cell table:formula="of:=[.E186]/[.D186]" office:value-type="float" office:value="2.78260869565217" calcext:value-type="float">
            <text:p>2.78260869565217</text:p>
          </table:table-cell>
          <table:table-cell table:formula="of:= ROUND([.F18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512" calcext:value-type="float">
            <text:p>512</text:p>
          </table:table-cell>
          <table:table-cell table:formula="of:=[.E187]/[.D187]" office:value-type="float" office:value="2.76756756756757" calcext:value-type="float">
            <text:p>2.76756756756757</text:p>
          </table:table-cell>
          <table:table-cell table:formula="of:= ROUND([.F18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512" calcext:value-type="float">
            <text:p>512</text:p>
          </table:table-cell>
          <table:table-cell table:formula="of:=[.E188]/[.D188]" office:value-type="float" office:value="2.75268817204301" calcext:value-type="float">
            <text:p>2.75268817204301</text:p>
          </table:table-cell>
          <table:table-cell table:formula="of:= ROUND([.F18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office:value-type="float" office:value="512" calcext:value-type="float">
            <text:p>512</text:p>
          </table:table-cell>
          <table:table-cell table:formula="of:=[.E189]/[.D189]" office:value-type="float" office:value="2.7379679144385" calcext:value-type="float">
            <text:p>2.7379679144385</text:p>
          </table:table-cell>
          <table:table-cell table:formula="of:= ROUND([.F18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office:value-type="float" office:value="512" calcext:value-type="float">
            <text:p>512</text:p>
          </table:table-cell>
          <table:table-cell table:formula="of:=[.E190]/[.D190]" office:value-type="float" office:value="2.72340425531915" calcext:value-type="float">
            <text:p>2.72340425531915</text:p>
          </table:table-cell>
          <table:table-cell table:formula="of:= ROUND([.F19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2.70899470899471" calcext:value-type="float">
            <text:p>2.70899470899471</text:p>
          </table:table-cell>
          <table:table-cell table:formula="of:= ROUND([.F19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512" calcext:value-type="float">
            <text:p>512</text:p>
          </table:table-cell>
          <table:table-cell table:formula="of:=[.E192]/[.D192]" office:value-type="float" office:value="2.69473684210526" calcext:value-type="float">
            <text:p>2.69473684210526</text:p>
          </table:table-cell>
          <table:table-cell table:formula="of:= ROUND([.F19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512" calcext:value-type="float">
            <text:p>512</text:p>
          </table:table-cell>
          <table:table-cell table:formula="of:=[.E193]/[.D193]" office:value-type="float" office:value="2.68062827225131" calcext:value-type="float">
            <text:p>2.68062827225131</text:p>
          </table:table-cell>
          <table:table-cell table:formula="of:= ROUND([.F19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512" calcext:value-type="float">
            <text:p>512</text:p>
          </table:table-cell>
          <table:table-cell table:formula="of:=[.E194]/[.D194]" office:value-type="float" office:value="2.66666666666667" calcext:value-type="float">
            <text:p>2.66666666666667</text:p>
          </table:table-cell>
          <table:table-cell table:formula="of:= ROUND([.F19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512" calcext:value-type="float">
            <text:p>512</text:p>
          </table:table-cell>
          <table:table-cell table:formula="of:=[.E195]/[.D195]" office:value-type="float" office:value="2.65284974093264" calcext:value-type="float">
            <text:p>2.65284974093264</text:p>
          </table:table-cell>
          <table:table-cell table:formula="of:= ROUND([.F19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512" calcext:value-type="float">
            <text:p>512</text:p>
          </table:table-cell>
          <table:table-cell table:formula="of:=[.E196]/[.D196]" office:value-type="float" office:value="2.63917525773196" calcext:value-type="float">
            <text:p>2.63917525773196</text:p>
          </table:table-cell>
          <table:table-cell table:formula="of:= ROUND([.F19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512" calcext:value-type="float">
            <text:p>512</text:p>
          </table:table-cell>
          <table:table-cell table:formula="of:=[.E197]/[.D197]" office:value-type="float" office:value="2.62564102564103" calcext:value-type="float">
            <text:p>2.62564102564103</text:p>
          </table:table-cell>
          <table:table-cell table:formula="of:= ROUND([.F197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512" calcext:value-type="float">
            <text:p>512</text:p>
          </table:table-cell>
          <table:table-cell table:formula="of:=[.E198]/[.D198]" office:value-type="float" office:value="2.61224489795918" calcext:value-type="float">
            <text:p>2.61224489795918</text:p>
          </table:table-cell>
          <table:table-cell table:formula="of:= ROUND([.F198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office:value-type="float" office:value="512" calcext:value-type="float">
            <text:p>512</text:p>
          </table:table-cell>
          <table:table-cell table:formula="of:=[.E199]/[.D199]" office:value-type="float" office:value="2.5989847715736" calcext:value-type="float">
            <text:p>2.5989847715736</text:p>
          </table:table-cell>
          <table:table-cell table:formula="of:= ROUND([.F199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office:value-type="float" office:value="512" calcext:value-type="float">
            <text:p>512</text:p>
          </table:table-cell>
          <table:table-cell table:formula="of:=[.E200]/[.D200]" office:value-type="float" office:value="2.58585858585859" calcext:value-type="float">
            <text:p>2.58585858585859</text:p>
          </table:table-cell>
          <table:table-cell table:formula="of:= ROUND([.F200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float" office:value="512" calcext:value-type="float">
            <text:p>512</text:p>
          </table:table-cell>
          <table:table-cell table:formula="of:=[.E201]/[.D201]" office:value-type="float" office:value="2.57286432160804" calcext:value-type="float">
            <text:p>2.57286432160804</text:p>
          </table:table-cell>
          <table:table-cell table:formula="of:= ROUND([.F201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12" calcext:value-type="float">
            <text:p>512</text:p>
          </table:table-cell>
          <table:table-cell table:formula="of:=[.E202]/[.D202]" office:value-type="float" office:value="2.56" calcext:value-type="float">
            <text:p>2.56</text:p>
          </table:table-cell>
          <table:table-cell table:formula="of:= ROUND([.F202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512" calcext:value-type="float">
            <text:p>512</text:p>
          </table:table-cell>
          <table:table-cell table:formula="of:=[.E203]/[.D203]" office:value-type="float" office:value="2.54726368159204" calcext:value-type="float">
            <text:p>2.54726368159204</text:p>
          </table:table-cell>
          <table:table-cell table:formula="of:= ROUND([.F203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512" calcext:value-type="float">
            <text:p>512</text:p>
          </table:table-cell>
          <table:table-cell table:formula="of:=[.E204]/[.D204]" office:value-type="float" office:value="2.53465346534653" calcext:value-type="float">
            <text:p>2.53465346534653</text:p>
          </table:table-cell>
          <table:table-cell table:formula="of:= ROUND([.F20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512" calcext:value-type="float">
            <text:p>512</text:p>
          </table:table-cell>
          <table:table-cell table:formula="of:=[.E205]/[.D205]" office:value-type="float" office:value="2.52216748768473" calcext:value-type="float">
            <text:p>2.52216748768473</text:p>
          </table:table-cell>
          <table:table-cell table:formula="of:= ROUND([.F205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512" calcext:value-type="float">
            <text:p>512</text:p>
          </table:table-cell>
          <table:table-cell table:formula="of:=[.E206]/[.D206]" office:value-type="float" office:value="2.50980392156863" calcext:value-type="float">
            <text:p>2.50980392156863</text:p>
          </table:table-cell>
          <table:table-cell table:formula="of:= ROUND([.F206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512" calcext:value-type="float">
            <text:p>512</text:p>
          </table:table-cell>
          <table:table-cell table:formula="of:=[.E207]/[.D207]" office:value-type="float" office:value="2.49756097560976" calcext:value-type="float">
            <text:p>2.49756097560976</text:p>
          </table:table-cell>
          <table:table-cell table:formula="of:= ROUND([.F20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512" calcext:value-type="float">
            <text:p>512</text:p>
          </table:table-cell>
          <table:table-cell table:formula="of:=[.E208]/[.D208]" office:value-type="float" office:value="2.48543689320388" calcext:value-type="float">
            <text:p>2.48543689320388</text:p>
          </table:table-cell>
          <table:table-cell table:formula="of:= ROUND([.F20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512" calcext:value-type="float">
            <text:p>512</text:p>
          </table:table-cell>
          <table:table-cell table:formula="of:=[.E209]/[.D209]" office:value-type="float" office:value="2.47342995169082" calcext:value-type="float">
            <text:p>2.47342995169082</text:p>
          </table:table-cell>
          <table:table-cell table:formula="of:= ROUND([.F20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512" calcext:value-type="float">
            <text:p>512</text:p>
          </table:table-cell>
          <table:table-cell table:formula="of:=[.E210]/[.D210]" office:value-type="float" office:value="2.46153846153846" calcext:value-type="float">
            <text:p>2.46153846153846</text:p>
          </table:table-cell>
          <table:table-cell table:formula="of:= ROUND([.F21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512" calcext:value-type="float">
            <text:p>512</text:p>
          </table:table-cell>
          <table:table-cell table:formula="of:=[.E211]/[.D211]" office:value-type="float" office:value="2.44976076555024" calcext:value-type="float">
            <text:p>2.44976076555024</text:p>
          </table:table-cell>
          <table:table-cell table:formula="of:= ROUND([.F21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512" calcext:value-type="float">
            <text:p>512</text:p>
          </table:table-cell>
          <table:table-cell table:formula="of:=[.E212]/[.D212]" office:value-type="float" office:value="2.43809523809524" calcext:value-type="float">
            <text:p>2.43809523809524</text:p>
          </table:table-cell>
          <table:table-cell table:formula="of:= ROUND([.F21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512" calcext:value-type="float">
            <text:p>512</text:p>
          </table:table-cell>
          <table:table-cell table:formula="of:=[.E213]/[.D213]" office:value-type="float" office:value="2.42654028436019" calcext:value-type="float">
            <text:p>2.42654028436019</text:p>
          </table:table-cell>
          <table:table-cell table:formula="of:= ROUND([.F21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512" calcext:value-type="float">
            <text:p>512</text:p>
          </table:table-cell>
          <table:table-cell table:formula="of:=[.E214]/[.D214]" office:value-type="float" office:value="2.41509433962264" calcext:value-type="float">
            <text:p>2.41509433962264</text:p>
          </table:table-cell>
          <table:table-cell table:formula="of:= ROUND([.F21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512" calcext:value-type="float">
            <text:p>512</text:p>
          </table:table-cell>
          <table:table-cell table:formula="of:=[.E215]/[.D215]" office:value-type="float" office:value="2.4037558685446" calcext:value-type="float">
            <text:p>2.4037558685446</text:p>
          </table:table-cell>
          <table:table-cell table:formula="of:= ROUND([.F21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512" calcext:value-type="float">
            <text:p>512</text:p>
          </table:table-cell>
          <table:table-cell table:formula="of:=[.E216]/[.D216]" office:value-type="float" office:value="2.39252336448598" calcext:value-type="float">
            <text:p>2.39252336448598</text:p>
          </table:table-cell>
          <table:table-cell table:formula="of:= ROUND([.F21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512" calcext:value-type="float">
            <text:p>512</text:p>
          </table:table-cell>
          <table:table-cell table:formula="of:=[.E217]/[.D217]" office:value-type="float" office:value="2.38139534883721" calcext:value-type="float">
            <text:p>2.38139534883721</text:p>
          </table:table-cell>
          <table:table-cell table:formula="of:= ROUND([.F21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512" calcext:value-type="float">
            <text:p>512</text:p>
          </table:table-cell>
          <table:table-cell table:formula="of:=[.E218]/[.D218]" office:value-type="float" office:value="2.37037037037037" calcext:value-type="float">
            <text:p>2.37037037037037</text:p>
          </table:table-cell>
          <table:table-cell table:formula="of:= ROUND([.F21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512" calcext:value-type="float">
            <text:p>512</text:p>
          </table:table-cell>
          <table:table-cell table:formula="of:=[.E219]/[.D219]" office:value-type="float" office:value="2.3594470046083" calcext:value-type="float">
            <text:p>2.3594470046083</text:p>
          </table:table-cell>
          <table:table-cell table:formula="of:= ROUND([.F21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512" calcext:value-type="float">
            <text:p>512</text:p>
          </table:table-cell>
          <table:table-cell table:formula="of:=[.E220]/[.D220]" office:value-type="float" office:value="2.34862385321101" calcext:value-type="float">
            <text:p>2.34862385321101</text:p>
          </table:table-cell>
          <table:table-cell table:formula="of:= ROUND([.F22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512" calcext:value-type="float">
            <text:p>512</text:p>
          </table:table-cell>
          <table:table-cell table:formula="of:=[.E221]/[.D221]" office:value-type="float" office:value="2.337899543379" calcext:value-type="float">
            <text:p>2.337899543379</text:p>
          </table:table-cell>
          <table:table-cell table:formula="of:= ROUND([.F22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12" calcext:value-type="float">
            <text:p>512</text:p>
          </table:table-cell>
          <table:table-cell table:formula="of:=[.E222]/[.D222]" office:value-type="float" office:value="2.32727272727273" calcext:value-type="float">
            <text:p>2.32727272727273</text:p>
          </table:table-cell>
          <table:table-cell table:formula="of:= ROUND([.F22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512" calcext:value-type="float">
            <text:p>512</text:p>
          </table:table-cell>
          <table:table-cell table:formula="of:=[.E223]/[.D223]" office:value-type="float" office:value="2.31674208144796" calcext:value-type="float">
            <text:p>2.31674208144796</text:p>
          </table:table-cell>
          <table:table-cell table:formula="of:= ROUND([.F22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512" calcext:value-type="float">
            <text:p>512</text:p>
          </table:table-cell>
          <table:table-cell table:formula="of:=[.E224]/[.D224]" office:value-type="float" office:value="2.30630630630631" calcext:value-type="float">
            <text:p>2.30630630630631</text:p>
          </table:table-cell>
          <table:table-cell table:formula="of:= ROUND([.F22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512" calcext:value-type="float">
            <text:p>512</text:p>
          </table:table-cell>
          <table:table-cell table:formula="of:=[.E225]/[.D225]" office:value-type="float" office:value="2.29596412556054" calcext:value-type="float">
            <text:p>2.29596412556054</text:p>
          </table:table-cell>
          <table:table-cell table:formula="of:= ROUND([.F22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table:formula="of:=[.E226]/[.D226]" office:value-type="float" office:value="2.28571428571429" calcext:value-type="float">
            <text:p>2.28571428571429</text:p>
          </table:table-cell>
          <table:table-cell table:formula="of:= ROUND([.F22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512" calcext:value-type="float">
            <text:p>512</text:p>
          </table:table-cell>
          <table:table-cell table:formula="of:=[.E227]/[.D227]" office:value-type="float" office:value="2.27555555555556" calcext:value-type="float">
            <text:p>2.27555555555556</text:p>
          </table:table-cell>
          <table:table-cell table:formula="of:= ROUND([.F22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512" calcext:value-type="float">
            <text:p>512</text:p>
          </table:table-cell>
          <table:table-cell table:formula="of:=[.E228]/[.D228]" office:value-type="float" office:value="2.26548672566372" calcext:value-type="float">
            <text:p>2.26548672566372</text:p>
          </table:table-cell>
          <table:table-cell table:formula="of:= ROUND([.F22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512" calcext:value-type="float">
            <text:p>512</text:p>
          </table:table-cell>
          <table:table-cell table:formula="of:=[.E229]/[.D229]" office:value-type="float" office:value="2.25550660792952" calcext:value-type="float">
            <text:p>2.25550660792952</text:p>
          </table:table-cell>
          <table:table-cell table:formula="of:= ROUND([.F22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512" calcext:value-type="float">
            <text:p>512</text:p>
          </table:table-cell>
          <table:table-cell table:formula="of:=[.E230]/[.D230]" office:value-type="float" office:value="2.24561403508772" calcext:value-type="float">
            <text:p>2.24561403508772</text:p>
          </table:table-cell>
          <table:table-cell table:formula="of:= ROUND([.F23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512" calcext:value-type="float">
            <text:p>512</text:p>
          </table:table-cell>
          <table:table-cell table:formula="of:=[.E231]/[.D231]" office:value-type="float" office:value="2.23580786026201" calcext:value-type="float">
            <text:p>2.23580786026201</text:p>
          </table:table-cell>
          <table:table-cell table:formula="of:= ROUND([.F23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512" calcext:value-type="float">
            <text:p>512</text:p>
          </table:table-cell>
          <table:table-cell table:formula="of:=[.E232]/[.D232]" office:value-type="float" office:value="2.22608695652174" calcext:value-type="float">
            <text:p>2.22608695652174</text:p>
          </table:table-cell>
          <table:table-cell table:formula="of:= ROUND([.F23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512" calcext:value-type="float">
            <text:p>512</text:p>
          </table:table-cell>
          <table:table-cell table:formula="of:=[.E233]/[.D233]" office:value-type="float" office:value="2.21645021645022" calcext:value-type="float">
            <text:p>2.21645021645022</text:p>
          </table:table-cell>
          <table:table-cell table:formula="of:= ROUND([.F23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512" calcext:value-type="float">
            <text:p>512</text:p>
          </table:table-cell>
          <table:table-cell table:formula="of:=[.E234]/[.D234]" office:value-type="float" office:value="2.20689655172414" calcext:value-type="float">
            <text:p>2.20689655172414</text:p>
          </table:table-cell>
          <table:table-cell table:formula="of:= ROUND([.F23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512" calcext:value-type="float">
            <text:p>512</text:p>
          </table:table-cell>
          <table:table-cell table:formula="of:=[.E235]/[.D235]" office:value-type="float" office:value="2.19742489270386" calcext:value-type="float">
            <text:p>2.19742489270386</text:p>
          </table:table-cell>
          <table:table-cell table:formula="of:= ROUND([.F23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512" calcext:value-type="float">
            <text:p>512</text:p>
          </table:table-cell>
          <table:table-cell table:formula="of:=[.E236]/[.D236]" office:value-type="float" office:value="2.18803418803419" calcext:value-type="float">
            <text:p>2.18803418803419</text:p>
          </table:table-cell>
          <table:table-cell table:formula="of:= ROUND([.F23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512" calcext:value-type="float">
            <text:p>512</text:p>
          </table:table-cell>
          <table:table-cell table:formula="of:=[.E237]/[.D237]" office:value-type="float" office:value="2.17872340425532" calcext:value-type="float">
            <text:p>2.17872340425532</text:p>
          </table:table-cell>
          <table:table-cell table:formula="of:= ROUND([.F23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512" calcext:value-type="float">
            <text:p>512</text:p>
          </table:table-cell>
          <table:table-cell table:formula="of:=[.E238]/[.D238]" office:value-type="float" office:value="2.16949152542373" calcext:value-type="float">
            <text:p>2.16949152542373</text:p>
          </table:table-cell>
          <table:table-cell table:formula="of:= ROUND([.F23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512" calcext:value-type="float">
            <text:p>512</text:p>
          </table:table-cell>
          <table:table-cell table:formula="of:=[.E239]/[.D239]" office:value-type="float" office:value="2.16033755274262" calcext:value-type="float">
            <text:p>2.16033755274262</text:p>
          </table:table-cell>
          <table:table-cell table:formula="of:= ROUND([.F23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512" calcext:value-type="float">
            <text:p>512</text:p>
          </table:table-cell>
          <table:table-cell table:formula="of:=[.E240]/[.D240]" office:value-type="float" office:value="2.15126050420168" calcext:value-type="float">
            <text:p>2.15126050420168</text:p>
          </table:table-cell>
          <table:table-cell table:formula="of:= ROUND([.F24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512" calcext:value-type="float">
            <text:p>512</text:p>
          </table:table-cell>
          <table:table-cell table:formula="of:=[.E241]/[.D241]" office:value-type="float" office:value="2.14225941422594" calcext:value-type="float">
            <text:p>2.14225941422594</text:p>
          </table:table-cell>
          <table:table-cell table:formula="of:= ROUND([.F24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512" calcext:value-type="float">
            <text:p>512</text:p>
          </table:table-cell>
          <table:table-cell table:formula="of:=[.E242]/[.D242]" office:value-type="float" office:value="2.13333333333333" calcext:value-type="float">
            <text:p>2.13333333333333</text:p>
          </table:table-cell>
          <table:table-cell table:formula="of:= ROUND([.F24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512" calcext:value-type="float">
            <text:p>512</text:p>
          </table:table-cell>
          <table:table-cell table:formula="of:=[.E243]/[.D243]" office:value-type="float" office:value="2.12448132780083" calcext:value-type="float">
            <text:p>2.12448132780083</text:p>
          </table:table-cell>
          <table:table-cell table:formula="of:= ROUND([.F24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512" calcext:value-type="float">
            <text:p>512</text:p>
          </table:table-cell>
          <table:table-cell table:formula="of:=[.E244]/[.D244]" office:value-type="float" office:value="2.11570247933884" calcext:value-type="float">
            <text:p>2.11570247933884</text:p>
          </table:table-cell>
          <table:table-cell table:formula="of:= ROUND([.F24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512" calcext:value-type="float">
            <text:p>512</text:p>
          </table:table-cell>
          <table:table-cell table:formula="of:=[.E245]/[.D245]" office:value-type="float" office:value="2.10699588477366" calcext:value-type="float">
            <text:p>2.10699588477366</text:p>
          </table:table-cell>
          <table:table-cell table:formula="of:= ROUND([.F24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512" calcext:value-type="float">
            <text:p>512</text:p>
          </table:table-cell>
          <table:table-cell table:formula="of:=[.E246]/[.D246]" office:value-type="float" office:value="2.09836065573771" calcext:value-type="float">
            <text:p>2.09836065573771</text:p>
          </table:table-cell>
          <table:table-cell table:formula="of:= ROUND([.F24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512" calcext:value-type="float">
            <text:p>512</text:p>
          </table:table-cell>
          <table:table-cell table:formula="of:=[.E247]/[.D247]" office:value-type="float" office:value="2.08979591836735" calcext:value-type="float">
            <text:p>2.08979591836735</text:p>
          </table:table-cell>
          <table:table-cell table:formula="of:= ROUND([.F24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512" calcext:value-type="float">
            <text:p>512</text:p>
          </table:table-cell>
          <table:table-cell table:formula="of:=[.E248]/[.D248]" office:value-type="float" office:value="2.08130081300813" calcext:value-type="float">
            <text:p>2.08130081300813</text:p>
          </table:table-cell>
          <table:table-cell table:formula="of:= ROUND([.F24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512" calcext:value-type="float">
            <text:p>512</text:p>
          </table:table-cell>
          <table:table-cell table:formula="of:=[.E249]/[.D249]" office:value-type="float" office:value="2.07287449392713" calcext:value-type="float">
            <text:p>2.07287449392713</text:p>
          </table:table-cell>
          <table:table-cell table:formula="of:= ROUND([.F24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512" calcext:value-type="float">
            <text:p>512</text:p>
          </table:table-cell>
          <table:table-cell table:formula="of:=[.E250]/[.D250]" office:value-type="float" office:value="2.06451612903226" calcext:value-type="float">
            <text:p>2.06451612903226</text:p>
          </table:table-cell>
          <table:table-cell table:formula="of:= ROUND([.F25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512" calcext:value-type="float">
            <text:p>512</text:p>
          </table:table-cell>
          <table:table-cell table:formula="of:=[.E251]/[.D251]" office:value-type="float" office:value="2.05622489959839" calcext:value-type="float">
            <text:p>2.05622489959839</text:p>
          </table:table-cell>
          <table:table-cell table:formula="of:= ROUND([.F25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512" calcext:value-type="float">
            <text:p>512</text:p>
          </table:table-cell>
          <table:table-cell table:formula="of:=[.E252]/[.D252]" office:value-type="float" office:value="2.048" calcext:value-type="float">
            <text:p>2.048</text:p>
          </table:table-cell>
          <table:table-cell table:formula="of:= ROUND([.F25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512" calcext:value-type="float">
            <text:p>512</text:p>
          </table:table-cell>
          <table:table-cell table:formula="of:=[.E253]/[.D253]" office:value-type="float" office:value="2.0398406374502" calcext:value-type="float">
            <text:p>2.0398406374502</text:p>
          </table:table-cell>
          <table:table-cell table:formula="of:= ROUND([.F25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512" calcext:value-type="float">
            <text:p>512</text:p>
          </table:table-cell>
          <table:table-cell table:formula="of:=[.E254]/[.D254]" office:value-type="float" office:value="2.03174603174603" calcext:value-type="float">
            <text:p>2.03174603174603</text:p>
          </table:table-cell>
          <table:table-cell table:formula="of:= ROUND([.F25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512" calcext:value-type="float">
            <text:p>512</text:p>
          </table:table-cell>
          <table:table-cell table:formula="of:=[.E255]/[.D255]" office:value-type="float" office:value="2.02371541501976" calcext:value-type="float">
            <text:p>2.02371541501976</text:p>
          </table:table-cell>
          <table:table-cell table:formula="of:= ROUND([.F25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512" calcext:value-type="float">
            <text:p>512</text:p>
          </table:table-cell>
          <table:table-cell table:formula="of:=[.E256]/[.D256]" office:value-type="float" office:value="2.01574803149606" calcext:value-type="float">
            <text:p>2.01574803149606</text:p>
          </table:table-cell>
          <table:table-cell table:formula="of:= ROUND([.F25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512" calcext:value-type="float">
            <text:p>512</text:p>
          </table:table-cell>
          <table:table-cell table:formula="of:=[.E257]/[.D257]" office:value-type="float" office:value="2.0078431372549" calcext:value-type="float">
            <text:p>2.0078431372549</text:p>
          </table:table-cell>
          <table:table-cell table:formula="of:= ROUND([.F25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[.E258]/[.D258]" office:value-type="float" office:value="2" calcext:value-type="float">
            <text:p>2</text:p>
          </table:table-cell>
          <table:table-cell table:formula="of:= ROUND([.F25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512" calcext:value-type="float">
            <text:p>512</text:p>
          </table:table-cell>
          <table:table-cell table:formula="of:=[.E259]/[.D259]" office:value-type="float" office:value="1.99221789883268" calcext:value-type="float">
            <text:p>1.99221789883268</text:p>
          </table:table-cell>
          <table:table-cell table:formula="of:= ROUND([.F25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512" calcext:value-type="float">
            <text:p>512</text:p>
          </table:table-cell>
          <table:table-cell table:formula="of:=[.E260]/[.D260]" office:value-type="float" office:value="1.98449612403101" calcext:value-type="float">
            <text:p>1.98449612403101</text:p>
          </table:table-cell>
          <table:table-cell table:formula="of:= ROUND([.F26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512" calcext:value-type="float">
            <text:p>512</text:p>
          </table:table-cell>
          <table:table-cell table:formula="of:=[.E261]/[.D261]" office:value-type="float" office:value="1.97683397683398" calcext:value-type="float">
            <text:p>1.97683397683398</text:p>
          </table:table-cell>
          <table:table-cell table:formula="of:= ROUND([.F26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512" calcext:value-type="float">
            <text:p>512</text:p>
          </table:table-cell>
          <table:table-cell table:formula="of:=[.E262]/[.D262]" office:value-type="float" office:value="1.96923076923077" calcext:value-type="float">
            <text:p>1.96923076923077</text:p>
          </table:table-cell>
          <table:table-cell table:formula="of:= ROUND([.F26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512" calcext:value-type="float">
            <text:p>512</text:p>
          </table:table-cell>
          <table:table-cell table:formula="of:=[.E263]/[.D263]" office:value-type="float" office:value="1.96168582375479" calcext:value-type="float">
            <text:p>1.96168582375479</text:p>
          </table:table-cell>
          <table:table-cell table:formula="of:= ROUND([.F26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512" calcext:value-type="float">
            <text:p>512</text:p>
          </table:table-cell>
          <table:table-cell table:formula="of:=[.E264]/[.D264]" office:value-type="float" office:value="1.95419847328244" calcext:value-type="float">
            <text:p>1.95419847328244</text:p>
          </table:table-cell>
          <table:table-cell table:formula="of:= ROUND([.F26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512" calcext:value-type="float">
            <text:p>512</text:p>
          </table:table-cell>
          <table:table-cell table:formula="of:=[.E265]/[.D265]" office:value-type="float" office:value="1.9467680608365" calcext:value-type="float">
            <text:p>1.9467680608365</text:p>
          </table:table-cell>
          <table:table-cell table:formula="of:= ROUND([.F26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512" calcext:value-type="float">
            <text:p>512</text:p>
          </table:table-cell>
          <table:table-cell table:formula="of:=[.E266]/[.D266]" office:value-type="float" office:value="1.93939393939394" calcext:value-type="float">
            <text:p>1.93939393939394</text:p>
          </table:table-cell>
          <table:table-cell table:formula="of:= ROUND([.F26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512" calcext:value-type="float">
            <text:p>512</text:p>
          </table:table-cell>
          <table:table-cell table:formula="of:=[.E267]/[.D267]" office:value-type="float" office:value="1.93207547169811" calcext:value-type="float">
            <text:p>1.93207547169811</text:p>
          </table:table-cell>
          <table:table-cell table:formula="of:= ROUND([.F26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512" calcext:value-type="float">
            <text:p>512</text:p>
          </table:table-cell>
          <table:table-cell table:formula="of:=[.E268]/[.D268]" office:value-type="float" office:value="1.92481203007519" calcext:value-type="float">
            <text:p>1.92481203007519</text:p>
          </table:table-cell>
          <table:table-cell table:formula="of:= ROUND([.F26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512" calcext:value-type="float">
            <text:p>512</text:p>
          </table:table-cell>
          <table:table-cell table:formula="of:=[.E269]/[.D269]" office:value-type="float" office:value="1.91760299625468" calcext:value-type="float">
            <text:p>1.91760299625468</text:p>
          </table:table-cell>
          <table:table-cell table:formula="of:= ROUND([.F26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512" calcext:value-type="float">
            <text:p>512</text:p>
          </table:table-cell>
          <table:table-cell table:formula="of:=[.E270]/[.D270]" office:value-type="float" office:value="1.91044776119403" calcext:value-type="float">
            <text:p>1.91044776119403</text:p>
          </table:table-cell>
          <table:table-cell table:formula="of:= ROUND([.F27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512" calcext:value-type="float">
            <text:p>512</text:p>
          </table:table-cell>
          <table:table-cell table:formula="of:=[.E271]/[.D271]" office:value-type="float" office:value="1.90334572490706" calcext:value-type="float">
            <text:p>1.90334572490706</text:p>
          </table:table-cell>
          <table:table-cell table:formula="of:= ROUND([.F27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512" calcext:value-type="float">
            <text:p>512</text:p>
          </table:table-cell>
          <table:table-cell table:formula="of:=[.E272]/[.D272]" office:value-type="float" office:value="1.8962962962963" calcext:value-type="float">
            <text:p>1.8962962962963</text:p>
          </table:table-cell>
          <table:table-cell table:formula="of:= ROUND([.F27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512" calcext:value-type="float">
            <text:p>512</text:p>
          </table:table-cell>
          <table:table-cell table:formula="of:=[.E273]/[.D273]" office:value-type="float" office:value="1.88929889298893" calcext:value-type="float">
            <text:p>1.88929889298893</text:p>
          </table:table-cell>
          <table:table-cell table:formula="of:= ROUND([.F27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512" calcext:value-type="float">
            <text:p>512</text:p>
          </table:table-cell>
          <table:table-cell table:formula="of:=[.E274]/[.D274]" office:value-type="float" office:value="1.88235294117647" calcext:value-type="float">
            <text:p>1.88235294117647</text:p>
          </table:table-cell>
          <table:table-cell table:formula="of:= ROUND([.F27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512" calcext:value-type="float">
            <text:p>512</text:p>
          </table:table-cell>
          <table:table-cell table:formula="of:=[.E275]/[.D275]" office:value-type="float" office:value="1.87545787545788" calcext:value-type="float">
            <text:p>1.87545787545788</text:p>
          </table:table-cell>
          <table:table-cell table:formula="of:= ROUND([.F27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512" calcext:value-type="float">
            <text:p>512</text:p>
          </table:table-cell>
          <table:table-cell table:formula="of:=[.E276]/[.D276]" office:value-type="float" office:value="1.86861313868613" calcext:value-type="float">
            <text:p>1.86861313868613</text:p>
          </table:table-cell>
          <table:table-cell table:formula="of:= ROUND([.F27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512" calcext:value-type="float">
            <text:p>512</text:p>
          </table:table-cell>
          <table:table-cell table:formula="of:=[.E277]/[.D277]" office:value-type="float" office:value="1.86181818181818" calcext:value-type="float">
            <text:p>1.86181818181818</text:p>
          </table:table-cell>
          <table:table-cell table:formula="of:= ROUND([.F27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512" calcext:value-type="float">
            <text:p>512</text:p>
          </table:table-cell>
          <table:table-cell table:formula="of:=[.E278]/[.D278]" office:value-type="float" office:value="1.85507246376812" calcext:value-type="float">
            <text:p>1.85507246376812</text:p>
          </table:table-cell>
          <table:table-cell table:formula="of:= ROUND([.F27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512" calcext:value-type="float">
            <text:p>512</text:p>
          </table:table-cell>
          <table:table-cell table:formula="of:=[.E279]/[.D279]" office:value-type="float" office:value="1.84837545126354" calcext:value-type="float">
            <text:p>1.84837545126354</text:p>
          </table:table-cell>
          <table:table-cell table:formula="of:= ROUND([.F27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512" calcext:value-type="float">
            <text:p>512</text:p>
          </table:table-cell>
          <table:table-cell table:formula="of:=[.E280]/[.D280]" office:value-type="float" office:value="1.84172661870504" calcext:value-type="float">
            <text:p>1.84172661870504</text:p>
          </table:table-cell>
          <table:table-cell table:formula="of:= ROUND([.F28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512" calcext:value-type="float">
            <text:p>512</text:p>
          </table:table-cell>
          <table:table-cell table:formula="of:=[.E281]/[.D281]" office:value-type="float" office:value="1.83512544802867" calcext:value-type="float">
            <text:p>1.83512544802867</text:p>
          </table:table-cell>
          <table:table-cell table:formula="of:= ROUND([.F28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512" calcext:value-type="float">
            <text:p>512</text:p>
          </table:table-cell>
          <table:table-cell table:formula="of:=[.E282]/[.D282]" office:value-type="float" office:value="1.82857142857143" calcext:value-type="float">
            <text:p>1.82857142857143</text:p>
          </table:table-cell>
          <table:table-cell table:formula="of:= ROUND([.F28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512" calcext:value-type="float">
            <text:p>512</text:p>
          </table:table-cell>
          <table:table-cell table:formula="of:=[.E283]/[.D283]" office:value-type="float" office:value="1.8220640569395" calcext:value-type="float">
            <text:p>1.8220640569395</text:p>
          </table:table-cell>
          <table:table-cell table:formula="of:= ROUND([.F28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512" calcext:value-type="float">
            <text:p>512</text:p>
          </table:table-cell>
          <table:table-cell table:formula="of:=[.E284]/[.D284]" office:value-type="float" office:value="1.81560283687943" calcext:value-type="float">
            <text:p>1.81560283687943</text:p>
          </table:table-cell>
          <table:table-cell table:formula="of:= ROUND([.F28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512" calcext:value-type="float">
            <text:p>512</text:p>
          </table:table-cell>
          <table:table-cell table:formula="of:=[.E285]/[.D285]" office:value-type="float" office:value="1.80918727915194" calcext:value-type="float">
            <text:p>1.80918727915194</text:p>
          </table:table-cell>
          <table:table-cell table:formula="of:= ROUND([.F28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512" calcext:value-type="float">
            <text:p>512</text:p>
          </table:table-cell>
          <table:table-cell table:formula="of:=[.E286]/[.D286]" office:value-type="float" office:value="1.80281690140845" calcext:value-type="float">
            <text:p>1.80281690140845</text:p>
          </table:table-cell>
          <table:table-cell table:formula="of:= ROUND([.F28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512" calcext:value-type="float">
            <text:p>512</text:p>
          </table:table-cell>
          <table:table-cell table:formula="of:=[.E287]/[.D287]" office:value-type="float" office:value="1.79649122807018" calcext:value-type="float">
            <text:p>1.79649122807018</text:p>
          </table:table-cell>
          <table:table-cell table:formula="of:= ROUND([.F28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512" calcext:value-type="float">
            <text:p>512</text:p>
          </table:table-cell>
          <table:table-cell table:formula="of:=[.E288]/[.D288]" office:value-type="float" office:value="1.79020979020979" calcext:value-type="float">
            <text:p>1.79020979020979</text:p>
          </table:table-cell>
          <table:table-cell table:formula="of:= ROUND([.F28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512" calcext:value-type="float">
            <text:p>512</text:p>
          </table:table-cell>
          <table:table-cell table:formula="of:=[.E289]/[.D289]" office:value-type="float" office:value="1.78397212543554" calcext:value-type="float">
            <text:p>1.78397212543554</text:p>
          </table:table-cell>
          <table:table-cell table:formula="of:= ROUND([.F28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512" calcext:value-type="float">
            <text:p>512</text:p>
          </table:table-cell>
          <table:table-cell table:formula="of:=[.E290]/[.D290]" office:value-type="float" office:value="1.77777777777778" calcext:value-type="float">
            <text:p>1.77777777777778</text:p>
          </table:table-cell>
          <table:table-cell table:formula="of:= ROUND([.F29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512" calcext:value-type="float">
            <text:p>512</text:p>
          </table:table-cell>
          <table:table-cell table:formula="of:=[.E291]/[.D291]" office:value-type="float" office:value="1.77162629757785" calcext:value-type="float">
            <text:p>1.77162629757785</text:p>
          </table:table-cell>
          <table:table-cell table:formula="of:= ROUND([.F29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512" calcext:value-type="float">
            <text:p>512</text:p>
          </table:table-cell>
          <table:table-cell table:formula="of:=[.E292]/[.D292]" office:value-type="float" office:value="1.76551724137931" calcext:value-type="float">
            <text:p>1.76551724137931</text:p>
          </table:table-cell>
          <table:table-cell table:formula="of:= ROUND([.F29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512" calcext:value-type="float">
            <text:p>512</text:p>
          </table:table-cell>
          <table:table-cell table:formula="of:=[.E293]/[.D293]" office:value-type="float" office:value="1.75945017182131" calcext:value-type="float">
            <text:p>1.75945017182131</text:p>
          </table:table-cell>
          <table:table-cell table:formula="of:= ROUND([.F29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512" calcext:value-type="float">
            <text:p>512</text:p>
          </table:table-cell>
          <table:table-cell table:formula="of:=[.E294]/[.D294]" office:value-type="float" office:value="1.75342465753425" calcext:value-type="float">
            <text:p>1.75342465753425</text:p>
          </table:table-cell>
          <table:table-cell table:formula="of:= ROUND([.F29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512" calcext:value-type="float">
            <text:p>512</text:p>
          </table:table-cell>
          <table:table-cell table:formula="of:=[.E295]/[.D295]" office:value-type="float" office:value="1.74744027303754" calcext:value-type="float">
            <text:p>1.74744027303754</text:p>
          </table:table-cell>
          <table:table-cell table:formula="of:= ROUND([.F29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512" calcext:value-type="float">
            <text:p>512</text:p>
          </table:table-cell>
          <table:table-cell table:formula="of:=[.E296]/[.D296]" office:value-type="float" office:value="1.74149659863946" calcext:value-type="float">
            <text:p>1.74149659863946</text:p>
          </table:table-cell>
          <table:table-cell table:formula="of:= ROUND([.F29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512" calcext:value-type="float">
            <text:p>512</text:p>
          </table:table-cell>
          <table:table-cell table:formula="of:=[.E297]/[.D297]" office:value-type="float" office:value="1.73559322033898" calcext:value-type="float">
            <text:p>1.73559322033898</text:p>
          </table:table-cell>
          <table:table-cell table:formula="of:= ROUND([.F29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512" calcext:value-type="float">
            <text:p>512</text:p>
          </table:table-cell>
          <table:table-cell table:formula="of:=[.E298]/[.D298]" office:value-type="float" office:value="1.72972972972973" calcext:value-type="float">
            <text:p>1.72972972972973</text:p>
          </table:table-cell>
          <table:table-cell table:formula="of:= ROUND([.F29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512" calcext:value-type="float">
            <text:p>512</text:p>
          </table:table-cell>
          <table:table-cell table:formula="of:=[.E299]/[.D299]" office:value-type="float" office:value="1.72390572390572" calcext:value-type="float">
            <text:p>1.72390572390572</text:p>
          </table:table-cell>
          <table:table-cell table:formula="of:= ROUND([.F29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512" calcext:value-type="float">
            <text:p>512</text:p>
          </table:table-cell>
          <table:table-cell table:formula="of:=[.E300]/[.D300]" office:value-type="float" office:value="1.71812080536913" calcext:value-type="float">
            <text:p>1.71812080536913</text:p>
          </table:table-cell>
          <table:table-cell table:formula="of:= ROUND([.F30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512" calcext:value-type="float">
            <text:p>512</text:p>
          </table:table-cell>
          <table:table-cell table:formula="of:=[.E301]/[.D301]" office:value-type="float" office:value="1.7123745819398" calcext:value-type="float">
            <text:p>1.7123745819398</text:p>
          </table:table-cell>
          <table:table-cell table:formula="of:= ROUND([.F30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12" calcext:value-type="float">
            <text:p>512</text:p>
          </table:table-cell>
          <table:table-cell table:formula="of:=[.E302]/[.D302]" office:value-type="float" office:value="1.70666666666667" calcext:value-type="float">
            <text:p>1.70666666666667</text:p>
          </table:table-cell>
          <table:table-cell table:formula="of:= ROUND([.F30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512" calcext:value-type="float">
            <text:p>512</text:p>
          </table:table-cell>
          <table:table-cell table:formula="of:=[.E303]/[.D303]" office:value-type="float" office:value="1.70099667774086" calcext:value-type="float">
            <text:p>1.70099667774086</text:p>
          </table:table-cell>
          <table:table-cell table:formula="of:= ROUND([.F30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512" calcext:value-type="float">
            <text:p>512</text:p>
          </table:table-cell>
          <table:table-cell table:formula="of:=[.E304]/[.D304]" office:value-type="float" office:value="1.6953642384106" calcext:value-type="float">
            <text:p>1.6953642384106</text:p>
          </table:table-cell>
          <table:table-cell table:formula="of:= ROUND([.F30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512" calcext:value-type="float">
            <text:p>512</text:p>
          </table:table-cell>
          <table:table-cell table:formula="of:=[.E305]/[.D305]" office:value-type="float" office:value="1.68976897689769" calcext:value-type="float">
            <text:p>1.68976897689769</text:p>
          </table:table-cell>
          <table:table-cell table:formula="of:= ROUND([.F30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formula="of:=[.E306]/[.D306]" office:value-type="float" office:value="1.68421052631579" calcext:value-type="float">
            <text:p>1.68421052631579</text:p>
          </table:table-cell>
          <table:table-cell table:formula="of:= ROUND([.F30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512" calcext:value-type="float">
            <text:p>512</text:p>
          </table:table-cell>
          <table:table-cell table:formula="of:=[.E307]/[.D307]" office:value-type="float" office:value="1.67868852459016" calcext:value-type="float">
            <text:p>1.67868852459016</text:p>
          </table:table-cell>
          <table:table-cell table:formula="of:= ROUND([.F30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512" calcext:value-type="float">
            <text:p>512</text:p>
          </table:table-cell>
          <table:table-cell table:formula="of:=[.E308]/[.D308]" office:value-type="float" office:value="1.67320261437909" calcext:value-type="float">
            <text:p>1.67320261437909</text:p>
          </table:table-cell>
          <table:table-cell table:formula="of:= ROUND([.F30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512" calcext:value-type="float">
            <text:p>512</text:p>
          </table:table-cell>
          <table:table-cell table:formula="of:=[.E309]/[.D309]" office:value-type="float" office:value="1.66775244299674" calcext:value-type="float">
            <text:p>1.66775244299674</text:p>
          </table:table-cell>
          <table:table-cell table:formula="of:= ROUND([.F30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table:formula="of:=[.E310]/[.D310]" office:value-type="float" office:value="1.66233766233766" calcext:value-type="float">
            <text:p>1.66233766233766</text:p>
          </table:table-cell>
          <table:table-cell table:formula="of:= ROUND([.F31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512" calcext:value-type="float">
            <text:p>512</text:p>
          </table:table-cell>
          <table:table-cell table:formula="of:=[.E311]/[.D311]" office:value-type="float" office:value="1.65695792880259" calcext:value-type="float">
            <text:p>1.65695792880259</text:p>
          </table:table-cell>
          <table:table-cell table:formula="of:= ROUND([.F31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512" calcext:value-type="float">
            <text:p>512</text:p>
          </table:table-cell>
          <table:table-cell table:formula="of:=[.E312]/[.D312]" office:value-type="float" office:value="1.65161290322581" calcext:value-type="float">
            <text:p>1.65161290322581</text:p>
          </table:table-cell>
          <table:table-cell table:formula="of:= ROUND([.F31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512" calcext:value-type="float">
            <text:p>512</text:p>
          </table:table-cell>
          <table:table-cell table:formula="of:=[.E313]/[.D313]" office:value-type="float" office:value="1.64630225080386" calcext:value-type="float">
            <text:p>1.64630225080386</text:p>
          </table:table-cell>
          <table:table-cell table:formula="of:= ROUND([.F31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512" calcext:value-type="float">
            <text:p>512</text:p>
          </table:table-cell>
          <table:table-cell table:formula="of:=[.E314]/[.D314]" office:value-type="float" office:value="1.64102564102564" calcext:value-type="float">
            <text:p>1.64102564102564</text:p>
          </table:table-cell>
          <table:table-cell table:formula="of:= ROUND([.F31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512" calcext:value-type="float">
            <text:p>512</text:p>
          </table:table-cell>
          <table:table-cell table:formula="of:=[.E315]/[.D315]" office:value-type="float" office:value="1.63578274760383" calcext:value-type="float">
            <text:p>1.63578274760383</text:p>
          </table:table-cell>
          <table:table-cell table:formula="of:= ROUND([.F31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512" calcext:value-type="float">
            <text:p>512</text:p>
          </table:table-cell>
          <table:table-cell table:formula="of:=[.E316]/[.D316]" office:value-type="float" office:value="1.63057324840764" calcext:value-type="float">
            <text:p>1.63057324840764</text:p>
          </table:table-cell>
          <table:table-cell table:formula="of:= ROUND([.F31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12" calcext:value-type="float">
            <text:p>512</text:p>
          </table:table-cell>
          <table:table-cell table:formula="of:=[.E317]/[.D317]" office:value-type="float" office:value="1.62539682539683" calcext:value-type="float">
            <text:p>1.62539682539683</text:p>
          </table:table-cell>
          <table:table-cell table:formula="of:= ROUND([.F31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512" calcext:value-type="float">
            <text:p>512</text:p>
          </table:table-cell>
          <table:table-cell table:formula="of:=[.E318]/[.D318]" office:value-type="float" office:value="1.62025316455696" calcext:value-type="float">
            <text:p>1.62025316455696</text:p>
          </table:table-cell>
          <table:table-cell table:formula="of:= ROUND([.F31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512" calcext:value-type="float">
            <text:p>512</text:p>
          </table:table-cell>
          <table:table-cell table:formula="of:=[.E319]/[.D319]" office:value-type="float" office:value="1.61514195583596" calcext:value-type="float">
            <text:p>1.61514195583596</text:p>
          </table:table-cell>
          <table:table-cell table:formula="of:= ROUND([.F31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512" calcext:value-type="float">
            <text:p>512</text:p>
          </table:table-cell>
          <table:table-cell table:formula="of:=[.E320]/[.D320]" office:value-type="float" office:value="1.61006289308176" calcext:value-type="float">
            <text:p>1.61006289308176</text:p>
          </table:table-cell>
          <table:table-cell table:formula="of:= ROUND([.F32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512" calcext:value-type="float">
            <text:p>512</text:p>
          </table:table-cell>
          <table:table-cell table:formula="of:=[.E321]/[.D321]" office:value-type="float" office:value="1.60501567398119" calcext:value-type="float">
            <text:p>1.60501567398119</text:p>
          </table:table-cell>
          <table:table-cell table:formula="of:= ROUND([.F32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formula="of:=[.E322]/[.D322]" office:value-type="float" office:value="1.6" calcext:value-type="float">
            <text:p>1.6</text:p>
          </table:table-cell>
          <table:table-cell table:formula="of:= ROUND([.F32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512" calcext:value-type="float">
            <text:p>512</text:p>
          </table:table-cell>
          <table:table-cell table:formula="of:=[.E323]/[.D323]" office:value-type="float" office:value="1.59501557632399" calcext:value-type="float">
            <text:p>1.59501557632399</text:p>
          </table:table-cell>
          <table:table-cell table:formula="of:= ROUND([.F32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512" calcext:value-type="float">
            <text:p>512</text:p>
          </table:table-cell>
          <table:table-cell table:formula="of:=[.E324]/[.D324]" office:value-type="float" office:value="1.59006211180124" calcext:value-type="float">
            <text:p>1.59006211180124</text:p>
          </table:table-cell>
          <table:table-cell table:formula="of:= ROUND([.F32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512" calcext:value-type="float">
            <text:p>512</text:p>
          </table:table-cell>
          <table:table-cell table:formula="of:=[.E325]/[.D325]" office:value-type="float" office:value="1.58513931888545" calcext:value-type="float">
            <text:p>1.58513931888545</text:p>
          </table:table-cell>
          <table:table-cell table:formula="of:= ROUND([.F32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512" calcext:value-type="float">
            <text:p>512</text:p>
          </table:table-cell>
          <table:table-cell table:formula="of:=[.E326]/[.D326]" office:value-type="float" office:value="1.58024691358025" calcext:value-type="float">
            <text:p>1.58024691358025</text:p>
          </table:table-cell>
          <table:table-cell table:formula="of:= ROUND([.F32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512" calcext:value-type="float">
            <text:p>512</text:p>
          </table:table-cell>
          <table:table-cell table:formula="of:=[.E327]/[.D327]" office:value-type="float" office:value="1.57538461538462" calcext:value-type="float">
            <text:p>1.57538461538462</text:p>
          </table:table-cell>
          <table:table-cell table:formula="of:= ROUND([.F32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512" calcext:value-type="float">
            <text:p>512</text:p>
          </table:table-cell>
          <table:table-cell table:formula="of:=[.E328]/[.D328]" office:value-type="float" office:value="1.57055214723926" calcext:value-type="float">
            <text:p>1.57055214723926</text:p>
          </table:table-cell>
          <table:table-cell table:formula="of:= ROUND([.F32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512" calcext:value-type="float">
            <text:p>512</text:p>
          </table:table-cell>
          <table:table-cell table:formula="of:=[.E329]/[.D329]" office:value-type="float" office:value="1.56574923547401" calcext:value-type="float">
            <text:p>1.56574923547401</text:p>
          </table:table-cell>
          <table:table-cell table:formula="of:= ROUND([.F32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512" calcext:value-type="float">
            <text:p>512</text:p>
          </table:table-cell>
          <table:table-cell table:formula="of:=[.E330]/[.D330]" office:value-type="float" office:value="1.5609756097561" calcext:value-type="float">
            <text:p>1.5609756097561</text:p>
          </table:table-cell>
          <table:table-cell table:formula="of:= ROUND([.F33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512" calcext:value-type="float">
            <text:p>512</text:p>
          </table:table-cell>
          <table:table-cell table:formula="of:=[.E331]/[.D331]" office:value-type="float" office:value="1.55623100303951" calcext:value-type="float">
            <text:p>1.55623100303951</text:p>
          </table:table-cell>
          <table:table-cell table:formula="of:= ROUND([.F33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512" calcext:value-type="float">
            <text:p>512</text:p>
          </table:table-cell>
          <table:table-cell table:formula="of:=[.E332]/[.D332]" office:value-type="float" office:value="1.55151515151515" calcext:value-type="float">
            <text:p>1.55151515151515</text:p>
          </table:table-cell>
          <table:table-cell table:formula="of:= ROUND([.F33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512" calcext:value-type="float">
            <text:p>512</text:p>
          </table:table-cell>
          <table:table-cell table:formula="of:=[.E333]/[.D333]" office:value-type="float" office:value="1.54682779456193" calcext:value-type="float">
            <text:p>1.54682779456193</text:p>
          </table:table-cell>
          <table:table-cell table:formula="of:= ROUND([.F33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512" calcext:value-type="float">
            <text:p>512</text:p>
          </table:table-cell>
          <table:table-cell table:formula="of:=[.E334]/[.D334]" office:value-type="float" office:value="1.5421686746988" calcext:value-type="float">
            <text:p>1.5421686746988</text:p>
          </table:table-cell>
          <table:table-cell table:formula="of:= ROUND([.F334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512" calcext:value-type="float">
            <text:p>512</text:p>
          </table:table-cell>
          <table:table-cell table:formula="of:=[.E335]/[.D335]" office:value-type="float" office:value="1.53753753753754" calcext:value-type="float">
            <text:p>1.53753753753754</text:p>
          </table:table-cell>
          <table:table-cell table:formula="of:= ROUND([.F335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512" calcext:value-type="float">
            <text:p>512</text:p>
          </table:table-cell>
          <table:table-cell table:formula="of:=[.E336]/[.D336]" office:value-type="float" office:value="1.53293413173653" calcext:value-type="float">
            <text:p>1.53293413173653</text:p>
          </table:table-cell>
          <table:table-cell table:formula="of:= ROUND([.F33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512" calcext:value-type="float">
            <text:p>512</text:p>
          </table:table-cell>
          <table:table-cell table:formula="of:=[.E337]/[.D337]" office:value-type="float" office:value="1.52835820895522" calcext:value-type="float">
            <text:p>1.52835820895522</text:p>
          </table:table-cell>
          <table:table-cell table:formula="of:= ROUND([.F337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512" calcext:value-type="float">
            <text:p>512</text:p>
          </table:table-cell>
          <table:table-cell table:formula="of:=[.E338]/[.D338]" office:value-type="float" office:value="1.52380952380952" calcext:value-type="float">
            <text:p>1.52380952380952</text:p>
          </table:table-cell>
          <table:table-cell table:formula="of:= ROUND([.F338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512" calcext:value-type="float">
            <text:p>512</text:p>
          </table:table-cell>
          <table:table-cell table:formula="of:=[.E339]/[.D339]" office:value-type="float" office:value="1.51928783382789" calcext:value-type="float">
            <text:p>1.51928783382789</text:p>
          </table:table-cell>
          <table:table-cell table:formula="of:= ROUND([.F339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512" calcext:value-type="float">
            <text:p>512</text:p>
          </table:table-cell>
          <table:table-cell table:formula="of:=[.E340]/[.D340]" office:value-type="float" office:value="1.51479289940828" calcext:value-type="float">
            <text:p>1.51479289940828</text:p>
          </table:table-cell>
          <table:table-cell table:formula="of:= ROUND([.F340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512" calcext:value-type="float">
            <text:p>512</text:p>
          </table:table-cell>
          <table:table-cell table:formula="of:=[.E341]/[.D341]" office:value-type="float" office:value="1.51032448377581" calcext:value-type="float">
            <text:p>1.51032448377581</text:p>
          </table:table-cell>
          <table:table-cell table:formula="of:= ROUND([.F341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512" calcext:value-type="float">
            <text:p>512</text:p>
          </table:table-cell>
          <table:table-cell table:formula="of:=[.E342]/[.D342]" office:value-type="float" office:value="1.50588235294118" calcext:value-type="float">
            <text:p>1.50588235294118</text:p>
          </table:table-cell>
          <table:table-cell table:formula="of:= ROUND([.F342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512" calcext:value-type="float">
            <text:p>512</text:p>
          </table:table-cell>
          <table:table-cell table:formula="of:=[.E343]/[.D343]" office:value-type="float" office:value="1.50146627565982" calcext:value-type="float">
            <text:p>1.50146627565982</text:p>
          </table:table-cell>
          <table:table-cell table:formula="of:= ROUND([.F343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512" calcext:value-type="float">
            <text:p>512</text:p>
          </table:table-cell>
          <table:table-cell table:formula="of:=[.E344]/[.D344]" office:value-type="float" office:value="1.49707602339181" calcext:value-type="float">
            <text:p>1.49707602339181</text:p>
          </table:table-cell>
          <table:table-cell table:formula="of:= ROUND([.F34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512" calcext:value-type="float">
            <text:p>512</text:p>
          </table:table-cell>
          <table:table-cell table:formula="of:=[.E345]/[.D345]" office:value-type="float" office:value="1.49271137026239" calcext:value-type="float">
            <text:p>1.49271137026239</text:p>
          </table:table-cell>
          <table:table-cell table:formula="of:= ROUND([.F34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512" calcext:value-type="float">
            <text:p>512</text:p>
          </table:table-cell>
          <table:table-cell table:formula="of:=[.E346]/[.D346]" office:value-type="float" office:value="1.48837209302326" calcext:value-type="float">
            <text:p>1.48837209302326</text:p>
          </table:table-cell>
          <table:table-cell table:formula="of:= ROUND([.F34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512" calcext:value-type="float">
            <text:p>512</text:p>
          </table:table-cell>
          <table:table-cell table:formula="of:=[.E347]/[.D347]" office:value-type="float" office:value="1.48405797101449" calcext:value-type="float">
            <text:p>1.48405797101449</text:p>
          </table:table-cell>
          <table:table-cell table:formula="of:= ROUND([.F34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512" calcext:value-type="float">
            <text:p>512</text:p>
          </table:table-cell>
          <table:table-cell table:formula="of:=[.E348]/[.D348]" office:value-type="float" office:value="1.47976878612717" calcext:value-type="float">
            <text:p>1.47976878612717</text:p>
          </table:table-cell>
          <table:table-cell table:formula="of:= ROUND([.F34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512" calcext:value-type="float">
            <text:p>512</text:p>
          </table:table-cell>
          <table:table-cell table:formula="of:=[.E349]/[.D349]" office:value-type="float" office:value="1.47550432276657" calcext:value-type="float">
            <text:p>1.47550432276657</text:p>
          </table:table-cell>
          <table:table-cell table:formula="of:= ROUND([.F34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512" calcext:value-type="float">
            <text:p>512</text:p>
          </table:table-cell>
          <table:table-cell table:formula="of:=[.E350]/[.D350]" office:value-type="float" office:value="1.47126436781609" calcext:value-type="float">
            <text:p>1.47126436781609</text:p>
          </table:table-cell>
          <table:table-cell table:formula="of:= ROUND([.F35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512" calcext:value-type="float">
            <text:p>512</text:p>
          </table:table-cell>
          <table:table-cell table:formula="of:=[.E351]/[.D351]" office:value-type="float" office:value="1.46704871060172" calcext:value-type="float">
            <text:p>1.46704871060172</text:p>
          </table:table-cell>
          <table:table-cell table:formula="of:= ROUND([.F35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512" calcext:value-type="float">
            <text:p>512</text:p>
          </table:table-cell>
          <table:table-cell table:formula="of:=[.E352]/[.D352]" office:value-type="float" office:value="1.46285714285714" calcext:value-type="float">
            <text:p>1.46285714285714</text:p>
          </table:table-cell>
          <table:table-cell table:formula="of:= ROUND([.F35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512" calcext:value-type="float">
            <text:p>512</text:p>
          </table:table-cell>
          <table:table-cell table:formula="of:=[.E353]/[.D353]" office:value-type="float" office:value="1.45868945868946" calcext:value-type="float">
            <text:p>1.45868945868946</text:p>
          </table:table-cell>
          <table:table-cell table:formula="of:= ROUND([.F35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512" calcext:value-type="float">
            <text:p>512</text:p>
          </table:table-cell>
          <table:table-cell table:formula="of:=[.E354]/[.D354]" office:value-type="float" office:value="1.45454545454545" calcext:value-type="float">
            <text:p>1.45454545454545</text:p>
          </table:table-cell>
          <table:table-cell table:formula="of:= ROUND([.F35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512" calcext:value-type="float">
            <text:p>512</text:p>
          </table:table-cell>
          <table:table-cell table:formula="of:=[.E355]/[.D355]" office:value-type="float" office:value="1.45042492917847" calcext:value-type="float">
            <text:p>1.45042492917847</text:p>
          </table:table-cell>
          <table:table-cell table:formula="of:= ROUND([.F35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512" calcext:value-type="float">
            <text:p>512</text:p>
          </table:table-cell>
          <table:table-cell table:formula="of:=[.E356]/[.D356]" office:value-type="float" office:value="1.44632768361582" calcext:value-type="float">
            <text:p>1.44632768361582</text:p>
          </table:table-cell>
          <table:table-cell table:formula="of:= ROUND([.F35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512" calcext:value-type="float">
            <text:p>512</text:p>
          </table:table-cell>
          <table:table-cell table:formula="of:=[.E357]/[.D357]" office:value-type="float" office:value="1.44225352112676" calcext:value-type="float">
            <text:p>1.44225352112676</text:p>
          </table:table-cell>
          <table:table-cell table:formula="of:= ROUND([.F35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512" calcext:value-type="float">
            <text:p>512</text:p>
          </table:table-cell>
          <table:table-cell table:formula="of:=[.E358]/[.D358]" office:value-type="float" office:value="1.43820224719101" calcext:value-type="float">
            <text:p>1.43820224719101</text:p>
          </table:table-cell>
          <table:table-cell table:formula="of:= ROUND([.F35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512" calcext:value-type="float">
            <text:p>512</text:p>
          </table:table-cell>
          <table:table-cell table:formula="of:=[.E359]/[.D359]" office:value-type="float" office:value="1.43417366946779" calcext:value-type="float">
            <text:p>1.43417366946779</text:p>
          </table:table-cell>
          <table:table-cell table:formula="of:= ROUND([.F35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512" calcext:value-type="float">
            <text:p>512</text:p>
          </table:table-cell>
          <table:table-cell table:formula="of:=[.E360]/[.D360]" office:value-type="float" office:value="1.43016759776536" calcext:value-type="float">
            <text:p>1.43016759776536</text:p>
          </table:table-cell>
          <table:table-cell table:formula="of:= ROUND([.F36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512" calcext:value-type="float">
            <text:p>512</text:p>
          </table:table-cell>
          <table:table-cell table:formula="of:=[.E361]/[.D361]" office:value-type="float" office:value="1.42618384401114" calcext:value-type="float">
            <text:p>1.42618384401114</text:p>
          </table:table-cell>
          <table:table-cell table:formula="of:= ROUND([.F36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512" calcext:value-type="float">
            <text:p>512</text:p>
          </table:table-cell>
          <table:table-cell table:formula="of:=[.E362]/[.D362]" office:value-type="float" office:value="1.42222222222222" calcext:value-type="float">
            <text:p>1.42222222222222</text:p>
          </table:table-cell>
          <table:table-cell table:formula="of:= ROUND([.F36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512" calcext:value-type="float">
            <text:p>512</text:p>
          </table:table-cell>
          <table:table-cell table:formula="of:=[.E363]/[.D363]" office:value-type="float" office:value="1.41828254847645" calcext:value-type="float">
            <text:p>1.41828254847645</text:p>
          </table:table-cell>
          <table:table-cell table:formula="of:= ROUND([.F36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512" calcext:value-type="float">
            <text:p>512</text:p>
          </table:table-cell>
          <table:table-cell table:formula="of:=[.E364]/[.D364]" office:value-type="float" office:value="1.41436464088398" calcext:value-type="float">
            <text:p>1.41436464088398</text:p>
          </table:table-cell>
          <table:table-cell table:formula="of:= ROUND([.F36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512" calcext:value-type="float">
            <text:p>512</text:p>
          </table:table-cell>
          <table:table-cell table:formula="of:=[.E365]/[.D365]" office:value-type="float" office:value="1.41046831955923" calcext:value-type="float">
            <text:p>1.41046831955923</text:p>
          </table:table-cell>
          <table:table-cell table:formula="of:= ROUND([.F3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512" calcext:value-type="float">
            <text:p>512</text:p>
          </table:table-cell>
          <table:table-cell table:formula="of:=[.E366]/[.D366]" office:value-type="float" office:value="1.40659340659341" calcext:value-type="float">
            <text:p>1.40659340659341</text:p>
          </table:table-cell>
          <table:table-cell table:formula="of:= ROUND([.F36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512" calcext:value-type="float">
            <text:p>512</text:p>
          </table:table-cell>
          <table:table-cell table:formula="of:=[.E367]/[.D367]" office:value-type="float" office:value="1.4027397260274" calcext:value-type="float">
            <text:p>1.4027397260274</text:p>
          </table:table-cell>
          <table:table-cell table:formula="of:= ROUND([.F3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512" calcext:value-type="float">
            <text:p>512</text:p>
          </table:table-cell>
          <table:table-cell table:formula="of:=[.E368]/[.D368]" office:value-type="float" office:value="1.39890710382514" calcext:value-type="float">
            <text:p>1.39890710382514</text:p>
          </table:table-cell>
          <table:table-cell table:formula="of:= ROUND([.F36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512" calcext:value-type="float">
            <text:p>512</text:p>
          </table:table-cell>
          <table:table-cell table:formula="of:=[.E369]/[.D369]" office:value-type="float" office:value="1.39509536784741" calcext:value-type="float">
            <text:p>1.39509536784741</text:p>
          </table:table-cell>
          <table:table-cell table:formula="of:= ROUND([.F36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512" calcext:value-type="float">
            <text:p>512</text:p>
          </table:table-cell>
          <table:table-cell table:formula="of:=[.E370]/[.D370]" office:value-type="float" office:value="1.39130434782609" calcext:value-type="float">
            <text:p>1.39130434782609</text:p>
          </table:table-cell>
          <table:table-cell table:formula="of:= ROUND([.F37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512" calcext:value-type="float">
            <text:p>512</text:p>
          </table:table-cell>
          <table:table-cell table:formula="of:=[.E371]/[.D371]" office:value-type="float" office:value="1.38753387533875" calcext:value-type="float">
            <text:p>1.38753387533875</text:p>
          </table:table-cell>
          <table:table-cell table:formula="of:= ROUND([.F37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512" calcext:value-type="float">
            <text:p>512</text:p>
          </table:table-cell>
          <table:table-cell table:formula="of:=[.E372]/[.D372]" office:value-type="float" office:value="1.38378378378378" calcext:value-type="float">
            <text:p>1.38378378378378</text:p>
          </table:table-cell>
          <table:table-cell table:formula="of:= ROUND([.F37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512" calcext:value-type="float">
            <text:p>512</text:p>
          </table:table-cell>
          <table:table-cell table:formula="of:=[.E373]/[.D373]" office:value-type="float" office:value="1.3800539083558" calcext:value-type="float">
            <text:p>1.3800539083558</text:p>
          </table:table-cell>
          <table:table-cell table:formula="of:= ROUND([.F37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512" calcext:value-type="float">
            <text:p>512</text:p>
          </table:table-cell>
          <table:table-cell table:formula="of:=[.E374]/[.D374]" office:value-type="float" office:value="1.37634408602151" calcext:value-type="float">
            <text:p>1.37634408602151</text:p>
          </table:table-cell>
          <table:table-cell table:formula="of:= ROUND([.F37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512" calcext:value-type="float">
            <text:p>512</text:p>
          </table:table-cell>
          <table:table-cell table:formula="of:=[.E375]/[.D375]" office:value-type="float" office:value="1.37265415549598" calcext:value-type="float">
            <text:p>1.37265415549598</text:p>
          </table:table-cell>
          <table:table-cell table:formula="of:= ROUND([.F37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512" calcext:value-type="float">
            <text:p>512</text:p>
          </table:table-cell>
          <table:table-cell table:formula="of:=[.E376]/[.D376]" office:value-type="float" office:value="1.36898395721925" calcext:value-type="float">
            <text:p>1.36898395721925</text:p>
          </table:table-cell>
          <table:table-cell table:formula="of:= ROUND([.F37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512" calcext:value-type="float">
            <text:p>512</text:p>
          </table:table-cell>
          <table:table-cell table:formula="of:=[.E377]/[.D377]" office:value-type="float" office:value="1.36533333333333" calcext:value-type="float">
            <text:p>1.36533333333333</text:p>
          </table:table-cell>
          <table:table-cell table:formula="of:= ROUND([.F37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512" calcext:value-type="float">
            <text:p>512</text:p>
          </table:table-cell>
          <table:table-cell table:formula="of:=[.E378]/[.D378]" office:value-type="float" office:value="1.36170212765957" calcext:value-type="float">
            <text:p>1.36170212765957</text:p>
          </table:table-cell>
          <table:table-cell table:formula="of:= ROUND([.F37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512" calcext:value-type="float">
            <text:p>512</text:p>
          </table:table-cell>
          <table:table-cell table:formula="of:=[.E379]/[.D379]" office:value-type="float" office:value="1.35809018567639" calcext:value-type="float">
            <text:p>1.35809018567639</text:p>
          </table:table-cell>
          <table:table-cell table:formula="of:= ROUND([.F37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512" calcext:value-type="float">
            <text:p>512</text:p>
          </table:table-cell>
          <table:table-cell table:formula="of:=[.E380]/[.D380]" office:value-type="float" office:value="1.35449735449735" calcext:value-type="float">
            <text:p>1.35449735449735</text:p>
          </table:table-cell>
          <table:table-cell table:formula="of:= ROUND([.F38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512" calcext:value-type="float">
            <text:p>512</text:p>
          </table:table-cell>
          <table:table-cell table:formula="of:=[.E381]/[.D381]" office:value-type="float" office:value="1.3509234828496" calcext:value-type="float">
            <text:p>1.3509234828496</text:p>
          </table:table-cell>
          <table:table-cell table:formula="of:= ROUND([.F38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512" calcext:value-type="float">
            <text:p>512</text:p>
          </table:table-cell>
          <table:table-cell table:formula="of:=[.E382]/[.D382]" office:value-type="float" office:value="1.34736842105263" calcext:value-type="float">
            <text:p>1.34736842105263</text:p>
          </table:table-cell>
          <table:table-cell table:formula="of:= ROUND([.F38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512" calcext:value-type="float">
            <text:p>512</text:p>
          </table:table-cell>
          <table:table-cell table:formula="of:=[.E383]/[.D383]" office:value-type="float" office:value="1.34383202099738" calcext:value-type="float">
            <text:p>1.34383202099738</text:p>
          </table:table-cell>
          <table:table-cell table:formula="of:= ROUND([.F38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512" calcext:value-type="float">
            <text:p>512</text:p>
          </table:table-cell>
          <table:table-cell table:formula="of:=[.E384]/[.D384]" office:value-type="float" office:value="1.34031413612565" calcext:value-type="float">
            <text:p>1.34031413612565</text:p>
          </table:table-cell>
          <table:table-cell table:formula="of:= ROUND([.F38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512" calcext:value-type="float">
            <text:p>512</text:p>
          </table:table-cell>
          <table:table-cell table:formula="of:=[.E385]/[.D385]" office:value-type="float" office:value="1.33681462140992" calcext:value-type="float">
            <text:p>1.33681462140992</text:p>
          </table:table-cell>
          <table:table-cell table:formula="of:= ROUND([.F38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512" calcext:value-type="float">
            <text:p>512</text:p>
          </table:table-cell>
          <table:table-cell table:formula="of:=[.E386]/[.D386]" office:value-type="float" office:value="1.33333333333333" calcext:value-type="float">
            <text:p>1.33333333333333</text:p>
          </table:table-cell>
          <table:table-cell table:formula="of:= ROUND([.F38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512" calcext:value-type="float">
            <text:p>512</text:p>
          </table:table-cell>
          <table:table-cell table:formula="of:=[.E387]/[.D387]" office:value-type="float" office:value="1.32987012987013" calcext:value-type="float">
            <text:p>1.32987012987013</text:p>
          </table:table-cell>
          <table:table-cell table:formula="of:= ROUND([.F38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512" calcext:value-type="float">
            <text:p>512</text:p>
          </table:table-cell>
          <table:table-cell table:formula="of:=[.E388]/[.D388]" office:value-type="float" office:value="1.32642487046632" calcext:value-type="float">
            <text:p>1.32642487046632</text:p>
          </table:table-cell>
          <table:table-cell table:formula="of:= ROUND([.F38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512" calcext:value-type="float">
            <text:p>512</text:p>
          </table:table-cell>
          <table:table-cell table:formula="of:=[.E389]/[.D389]" office:value-type="float" office:value="1.32299741602067" calcext:value-type="float">
            <text:p>1.32299741602067</text:p>
          </table:table-cell>
          <table:table-cell table:formula="of:= ROUND([.F38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512" calcext:value-type="float">
            <text:p>512</text:p>
          </table:table-cell>
          <table:table-cell table:formula="of:=[.E390]/[.D390]" office:value-type="float" office:value="1.31958762886598" calcext:value-type="float">
            <text:p>1.31958762886598</text:p>
          </table:table-cell>
          <table:table-cell table:formula="of:= ROUND([.F39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512" calcext:value-type="float">
            <text:p>512</text:p>
          </table:table-cell>
          <table:table-cell table:formula="of:=[.E391]/[.D391]" office:value-type="float" office:value="1.31619537275064" calcext:value-type="float">
            <text:p>1.31619537275064</text:p>
          </table:table-cell>
          <table:table-cell table:formula="of:= ROUND([.F39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512" calcext:value-type="float">
            <text:p>512</text:p>
          </table:table-cell>
          <table:table-cell table:formula="of:=[.E392]/[.D392]" office:value-type="float" office:value="1.31282051282051" calcext:value-type="float">
            <text:p>1.31282051282051</text:p>
          </table:table-cell>
          <table:table-cell table:formula="of:= ROUND([.F39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512" calcext:value-type="float">
            <text:p>512</text:p>
          </table:table-cell>
          <table:table-cell table:formula="of:=[.E393]/[.D393]" office:value-type="float" office:value="1.30946291560102" calcext:value-type="float">
            <text:p>1.30946291560102</text:p>
          </table:table-cell>
          <table:table-cell table:formula="of:= ROUND([.F39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512" calcext:value-type="float">
            <text:p>512</text:p>
          </table:table-cell>
          <table:table-cell table:formula="of:=[.E394]/[.D394]" office:value-type="float" office:value="1.30612244897959" calcext:value-type="float">
            <text:p>1.30612244897959</text:p>
          </table:table-cell>
          <table:table-cell table:formula="of:= ROUND([.F39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512" calcext:value-type="float">
            <text:p>512</text:p>
          </table:table-cell>
          <table:table-cell table:formula="of:=[.E395]/[.D395]" office:value-type="float" office:value="1.3027989821883" calcext:value-type="float">
            <text:p>1.3027989821883</text:p>
          </table:table-cell>
          <table:table-cell table:formula="of:= ROUND([.F39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512" calcext:value-type="float">
            <text:p>512</text:p>
          </table:table-cell>
          <table:table-cell table:formula="of:=[.E396]/[.D396]" office:value-type="float" office:value="1.2994923857868" calcext:value-type="float">
            <text:p>1.2994923857868</text:p>
          </table:table-cell>
          <table:table-cell table:formula="of:= ROUND([.F39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512" calcext:value-type="float">
            <text:p>512</text:p>
          </table:table-cell>
          <table:table-cell table:formula="of:=[.E397]/[.D397]" office:value-type="float" office:value="1.29620253164557" calcext:value-type="float">
            <text:p>1.29620253164557</text:p>
          </table:table-cell>
          <table:table-cell table:formula="of:= ROUND([.F39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512" calcext:value-type="float">
            <text:p>512</text:p>
          </table:table-cell>
          <table:table-cell table:formula="of:=[.E398]/[.D398]" office:value-type="float" office:value="1.29292929292929" calcext:value-type="float">
            <text:p>1.29292929292929</text:p>
          </table:table-cell>
          <table:table-cell table:formula="of:= ROUND([.F39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512" calcext:value-type="float">
            <text:p>512</text:p>
          </table:table-cell>
          <table:table-cell table:formula="of:=[.E399]/[.D399]" office:value-type="float" office:value="1.2896725440806" calcext:value-type="float">
            <text:p>1.2896725440806</text:p>
          </table:table-cell>
          <table:table-cell table:formula="of:= ROUND([.F39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512" calcext:value-type="float">
            <text:p>512</text:p>
          </table:table-cell>
          <table:table-cell table:formula="of:=[.E400]/[.D400]" office:value-type="float" office:value="1.28643216080402" calcext:value-type="float">
            <text:p>1.28643216080402</text:p>
          </table:table-cell>
          <table:table-cell table:formula="of:= ROUND([.F40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512" calcext:value-type="float">
            <text:p>512</text:p>
          </table:table-cell>
          <table:table-cell table:formula="of:=[.E401]/[.D401]" office:value-type="float" office:value="1.28320802005013" calcext:value-type="float">
            <text:p>1.28320802005013</text:p>
          </table:table-cell>
          <table:table-cell table:formula="of:= ROUND([.F40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table:formula="of:=[.E402]/[.D402]" office:value-type="float" office:value="1.28" calcext:value-type="float">
            <text:p>1.28</text:p>
          </table:table-cell>
          <table:table-cell table:formula="of:= ROUND([.F40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512" calcext:value-type="float">
            <text:p>512</text:p>
          </table:table-cell>
          <table:table-cell table:formula="of:=[.E403]/[.D403]" office:value-type="float" office:value="1.27680798004988" calcext:value-type="float">
            <text:p>1.27680798004988</text:p>
          </table:table-cell>
          <table:table-cell table:formula="of:= ROUND([.F40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512" calcext:value-type="float">
            <text:p>512</text:p>
          </table:table-cell>
          <table:table-cell table:formula="of:=[.E404]/[.D404]" office:value-type="float" office:value="1.27363184079602" calcext:value-type="float">
            <text:p>1.27363184079602</text:p>
          </table:table-cell>
          <table:table-cell table:formula="of:= ROUND([.F40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table:formula="of:=[.E405]/[.D405]" office:value-type="float" office:value="1.27047146401985" calcext:value-type="float">
            <text:p>1.27047146401985</text:p>
          </table:table-cell>
          <table:table-cell table:formula="of:= ROUND([.F40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512" calcext:value-type="float">
            <text:p>512</text:p>
          </table:table-cell>
          <table:table-cell table:formula="of:=[.E406]/[.D406]" office:value-type="float" office:value="1.26732673267327" calcext:value-type="float">
            <text:p>1.26732673267327</text:p>
          </table:table-cell>
          <table:table-cell table:formula="of:= ROUND([.F40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512" calcext:value-type="float">
            <text:p>512</text:p>
          </table:table-cell>
          <table:table-cell table:formula="of:=[.E407]/[.D407]" office:value-type="float" office:value="1.2641975308642" calcext:value-type="float">
            <text:p>1.2641975308642</text:p>
          </table:table-cell>
          <table:table-cell table:formula="of:= ROUND([.F40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512" calcext:value-type="float">
            <text:p>512</text:p>
          </table:table-cell>
          <table:table-cell table:formula="of:=[.E408]/[.D408]" office:value-type="float" office:value="1.26108374384236" calcext:value-type="float">
            <text:p>1.26108374384236</text:p>
          </table:table-cell>
          <table:table-cell table:formula="of:= ROUND([.F40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512" calcext:value-type="float">
            <text:p>512</text:p>
          </table:table-cell>
          <table:table-cell table:formula="of:=[.E409]/[.D409]" office:value-type="float" office:value="1.25798525798526" calcext:value-type="float">
            <text:p>1.25798525798526</text:p>
          </table:table-cell>
          <table:table-cell table:formula="of:= ROUND([.F40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512" calcext:value-type="float">
            <text:p>512</text:p>
          </table:table-cell>
          <table:table-cell table:formula="of:=[.E410]/[.D410]" office:value-type="float" office:value="1.25490196078431" calcext:value-type="float">
            <text:p>1.25490196078431</text:p>
          </table:table-cell>
          <table:table-cell table:formula="of:= ROUND([.F41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512" calcext:value-type="float">
            <text:p>512</text:p>
          </table:table-cell>
          <table:table-cell table:formula="of:=[.E411]/[.D411]" office:value-type="float" office:value="1.2518337408313" calcext:value-type="float">
            <text:p>1.2518337408313</text:p>
          </table:table-cell>
          <table:table-cell table:formula="of:= ROUND([.F41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512" calcext:value-type="float">
            <text:p>512</text:p>
          </table:table-cell>
          <table:table-cell table:formula="of:=[.E412]/[.D412]" office:value-type="float" office:value="1.24878048780488" calcext:value-type="float">
            <text:p>1.24878048780488</text:p>
          </table:table-cell>
          <table:table-cell table:formula="of:= ROUND([.F41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table:formula="of:=[.E413]/[.D413]" office:value-type="float" office:value="1.24574209245742" calcext:value-type="float">
            <text:p>1.24574209245742</text:p>
          </table:table-cell>
          <table:table-cell table:formula="of:= ROUND([.F41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512" calcext:value-type="float">
            <text:p>512</text:p>
          </table:table-cell>
          <table:table-cell table:formula="of:=[.E414]/[.D414]" office:value-type="float" office:value="1.24271844660194" calcext:value-type="float">
            <text:p>1.24271844660194</text:p>
          </table:table-cell>
          <table:table-cell table:formula="of:= ROUND([.F41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512" calcext:value-type="float">
            <text:p>512</text:p>
          </table:table-cell>
          <table:table-cell table:formula="of:=[.E415]/[.D415]" office:value-type="float" office:value="1.23970944309927" calcext:value-type="float">
            <text:p>1.23970944309927</text:p>
          </table:table-cell>
          <table:table-cell table:formula="of:= ROUND([.F41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512" calcext:value-type="float">
            <text:p>512</text:p>
          </table:table-cell>
          <table:table-cell table:formula="of:=[.E416]/[.D416]" office:value-type="float" office:value="1.23671497584541" calcext:value-type="float">
            <text:p>1.23671497584541</text:p>
          </table:table-cell>
          <table:table-cell table:formula="of:= ROUND([.F41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512" calcext:value-type="float">
            <text:p>512</text:p>
          </table:table-cell>
          <table:table-cell table:formula="of:=[.E417]/[.D417]" office:value-type="float" office:value="1.23373493975904" calcext:value-type="float">
            <text:p>1.23373493975904</text:p>
          </table:table-cell>
          <table:table-cell table:formula="of:= ROUND([.F41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512" calcext:value-type="float">
            <text:p>512</text:p>
          </table:table-cell>
          <table:table-cell table:formula="of:=[.E418]/[.D418]" office:value-type="float" office:value="1.23076923076923" calcext:value-type="float">
            <text:p>1.23076923076923</text:p>
          </table:table-cell>
          <table:table-cell table:formula="of:= ROUND([.F41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512" calcext:value-type="float">
            <text:p>512</text:p>
          </table:table-cell>
          <table:table-cell table:formula="of:=[.E419]/[.D419]" office:value-type="float" office:value="1.22781774580336" calcext:value-type="float">
            <text:p>1.22781774580336</text:p>
          </table:table-cell>
          <table:table-cell table:formula="of:= ROUND([.F41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512" calcext:value-type="float">
            <text:p>512</text:p>
          </table:table-cell>
          <table:table-cell table:formula="of:=[.E420]/[.D420]" office:value-type="float" office:value="1.22488038277512" calcext:value-type="float">
            <text:p>1.22488038277512</text:p>
          </table:table-cell>
          <table:table-cell table:formula="of:= ROUND([.F42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512" calcext:value-type="float">
            <text:p>512</text:p>
          </table:table-cell>
          <table:table-cell table:formula="of:=[.E421]/[.D421]" office:value-type="float" office:value="1.22195704057279" calcext:value-type="float">
            <text:p>1.22195704057279</text:p>
          </table:table-cell>
          <table:table-cell table:formula="of:= ROUND([.F42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512" calcext:value-type="float">
            <text:p>512</text:p>
          </table:table-cell>
          <table:table-cell table:formula="of:=[.E422]/[.D422]" office:value-type="float" office:value="1.21904761904762" calcext:value-type="float">
            <text:p>1.21904761904762</text:p>
          </table:table-cell>
          <table:table-cell table:formula="of:= ROUND([.F42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512" calcext:value-type="float">
            <text:p>512</text:p>
          </table:table-cell>
          <table:table-cell table:formula="of:=[.E423]/[.D423]" office:value-type="float" office:value="1.21615201900238" calcext:value-type="float">
            <text:p>1.21615201900238</text:p>
          </table:table-cell>
          <table:table-cell table:formula="of:= ROUND([.F42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512" calcext:value-type="float">
            <text:p>512</text:p>
          </table:table-cell>
          <table:table-cell table:formula="of:=[.E424]/[.D424]" office:value-type="float" office:value="1.21327014218009" calcext:value-type="float">
            <text:p>1.21327014218009</text:p>
          </table:table-cell>
          <table:table-cell table:formula="of:= ROUND([.F42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512" calcext:value-type="float">
            <text:p>512</text:p>
          </table:table-cell>
          <table:table-cell table:formula="of:=[.E425]/[.D425]" office:value-type="float" office:value="1.21040189125296" calcext:value-type="float">
            <text:p>1.21040189125296</text:p>
          </table:table-cell>
          <table:table-cell table:formula="of:= ROUND([.F42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512" calcext:value-type="float">
            <text:p>512</text:p>
          </table:table-cell>
          <table:table-cell table:formula="of:=[.E426]/[.D426]" office:value-type="float" office:value="1.20754716981132" calcext:value-type="float">
            <text:p>1.20754716981132</text:p>
          </table:table-cell>
          <table:table-cell table:formula="of:= ROUND([.F42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512" calcext:value-type="float">
            <text:p>512</text:p>
          </table:table-cell>
          <table:table-cell table:formula="of:=[.E427]/[.D427]" office:value-type="float" office:value="1.20470588235294" calcext:value-type="float">
            <text:p>1.20470588235294</text:p>
          </table:table-cell>
          <table:table-cell table:formula="of:= ROUND([.F42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512" calcext:value-type="float">
            <text:p>512</text:p>
          </table:table-cell>
          <table:table-cell table:formula="of:=[.E428]/[.D428]" office:value-type="float" office:value="1.2018779342723" calcext:value-type="float">
            <text:p>1.2018779342723</text:p>
          </table:table-cell>
          <table:table-cell table:formula="of:= ROUND([.F42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512" calcext:value-type="float">
            <text:p>512</text:p>
          </table:table-cell>
          <table:table-cell table:formula="of:=[.E429]/[.D429]" office:value-type="float" office:value="1.19906323185012" calcext:value-type="float">
            <text:p>1.19906323185012</text:p>
          </table:table-cell>
          <table:table-cell table:formula="of:= ROUND([.F42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512" calcext:value-type="float">
            <text:p>512</text:p>
          </table:table-cell>
          <table:table-cell table:formula="of:=[.E430]/[.D430]" office:value-type="float" office:value="1.19626168224299" calcext:value-type="float">
            <text:p>1.19626168224299</text:p>
          </table:table-cell>
          <table:table-cell table:formula="of:= ROUND([.F43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512" calcext:value-type="float">
            <text:p>512</text:p>
          </table:table-cell>
          <table:table-cell table:formula="of:=[.E431]/[.D431]" office:value-type="float" office:value="1.19347319347319" calcext:value-type="float">
            <text:p>1.19347319347319</text:p>
          </table:table-cell>
          <table:table-cell table:formula="of:= ROUND([.F43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512" calcext:value-type="float">
            <text:p>512</text:p>
          </table:table-cell>
          <table:table-cell table:formula="of:=[.E432]/[.D432]" office:value-type="float" office:value="1.1906976744186" calcext:value-type="float">
            <text:p>1.1906976744186</text:p>
          </table:table-cell>
          <table:table-cell table:formula="of:= ROUND([.F43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512" calcext:value-type="float">
            <text:p>512</text:p>
          </table:table-cell>
          <table:table-cell table:formula="of:=[.E433]/[.D433]" office:value-type="float" office:value="1.18793503480278" calcext:value-type="float">
            <text:p>1.18793503480278</text:p>
          </table:table-cell>
          <table:table-cell table:formula="of:= ROUND([.F43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512" calcext:value-type="float">
            <text:p>512</text:p>
          </table:table-cell>
          <table:table-cell table:formula="of:=[.E434]/[.D434]" office:value-type="float" office:value="1.18518518518519" calcext:value-type="float">
            <text:p>1.18518518518519</text:p>
          </table:table-cell>
          <table:table-cell table:formula="of:= ROUND([.F43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512" calcext:value-type="float">
            <text:p>512</text:p>
          </table:table-cell>
          <table:table-cell table:formula="of:=[.E435]/[.D435]" office:value-type="float" office:value="1.1824480369515" calcext:value-type="float">
            <text:p>1.1824480369515</text:p>
          </table:table-cell>
          <table:table-cell table:formula="of:= ROUND([.F43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512" calcext:value-type="float">
            <text:p>512</text:p>
          </table:table-cell>
          <table:table-cell table:formula="of:=[.E436]/[.D436]" office:value-type="float" office:value="1.17972350230415" calcext:value-type="float">
            <text:p>1.17972350230415</text:p>
          </table:table-cell>
          <table:table-cell table:formula="of:= ROUND([.F43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512" calcext:value-type="float">
            <text:p>512</text:p>
          </table:table-cell>
          <table:table-cell table:formula="of:=[.E437]/[.D437]" office:value-type="float" office:value="1.17701149425287" calcext:value-type="float">
            <text:p>1.17701149425287</text:p>
          </table:table-cell>
          <table:table-cell table:formula="of:= ROUND([.F43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512" calcext:value-type="float">
            <text:p>512</text:p>
          </table:table-cell>
          <table:table-cell table:formula="of:=[.E438]/[.D438]" office:value-type="float" office:value="1.1743119266055" calcext:value-type="float">
            <text:p>1.1743119266055</text:p>
          </table:table-cell>
          <table:table-cell table:formula="of:= ROUND([.F43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512" calcext:value-type="float">
            <text:p>512</text:p>
          </table:table-cell>
          <table:table-cell table:formula="of:=[.E439]/[.D439]" office:value-type="float" office:value="1.17162471395881" calcext:value-type="float">
            <text:p>1.17162471395881</text:p>
          </table:table-cell>
          <table:table-cell table:formula="of:= ROUND([.F43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table:formula="of:=[.E440]/[.D440]" office:value-type="float" office:value="1.1689497716895" calcext:value-type="float">
            <text:p>1.1689497716895</text:p>
          </table:table-cell>
          <table:table-cell table:formula="of:= ROUND([.F44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512" calcext:value-type="float">
            <text:p>512</text:p>
          </table:table-cell>
          <table:table-cell table:formula="of:=[.E441]/[.D441]" office:value-type="float" office:value="1.16628701594533" calcext:value-type="float">
            <text:p>1.16628701594533</text:p>
          </table:table-cell>
          <table:table-cell table:formula="of:= ROUND([.F44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512" calcext:value-type="float">
            <text:p>512</text:p>
          </table:table-cell>
          <table:table-cell table:formula="of:=[.E442]/[.D442]" office:value-type="float" office:value="1.16363636363636" calcext:value-type="float">
            <text:p>1.16363636363636</text:p>
          </table:table-cell>
          <table:table-cell table:formula="of:= ROUND([.F44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512" calcext:value-type="float">
            <text:p>512</text:p>
          </table:table-cell>
          <table:table-cell table:formula="of:=[.E443]/[.D443]" office:value-type="float" office:value="1.1609977324263" calcext:value-type="float">
            <text:p>1.1609977324263</text:p>
          </table:table-cell>
          <table:table-cell table:formula="of:= ROUND([.F44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512" calcext:value-type="float">
            <text:p>512</text:p>
          </table:table-cell>
          <table:table-cell table:formula="of:=[.E444]/[.D444]" office:value-type="float" office:value="1.15837104072398" calcext:value-type="float">
            <text:p>1.15837104072398</text:p>
          </table:table-cell>
          <table:table-cell table:formula="of:= ROUND([.F44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512" calcext:value-type="float">
            <text:p>512</text:p>
          </table:table-cell>
          <table:table-cell table:formula="of:=[.E445]/[.D445]" office:value-type="float" office:value="1.15575620767494" calcext:value-type="float">
            <text:p>1.15575620767494</text:p>
          </table:table-cell>
          <table:table-cell table:formula="of:= ROUND([.F44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512" calcext:value-type="float">
            <text:p>512</text:p>
          </table:table-cell>
          <table:table-cell table:formula="of:=[.E446]/[.D446]" office:value-type="float" office:value="1.15315315315315" calcext:value-type="float">
            <text:p>1.15315315315315</text:p>
          </table:table-cell>
          <table:table-cell table:formula="of:= ROUND([.F44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512" calcext:value-type="float">
            <text:p>512</text:p>
          </table:table-cell>
          <table:table-cell table:formula="of:=[.E447]/[.D447]" office:value-type="float" office:value="1.15056179775281" calcext:value-type="float">
            <text:p>1.15056179775281</text:p>
          </table:table-cell>
          <table:table-cell table:formula="of:= ROUND([.F44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512" calcext:value-type="float">
            <text:p>512</text:p>
          </table:table-cell>
          <table:table-cell table:formula="of:=[.E448]/[.D448]" office:value-type="float" office:value="1.14798206278027" calcext:value-type="float">
            <text:p>1.14798206278027</text:p>
          </table:table-cell>
          <table:table-cell table:formula="of:= ROUND([.F44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512" calcext:value-type="float">
            <text:p>512</text:p>
          </table:table-cell>
          <table:table-cell table:formula="of:=[.E449]/[.D449]" office:value-type="float" office:value="1.14541387024609" calcext:value-type="float">
            <text:p>1.14541387024609</text:p>
          </table:table-cell>
          <table:table-cell table:formula="of:= ROUND([.F44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512" calcext:value-type="float">
            <text:p>512</text:p>
          </table:table-cell>
          <table:table-cell table:formula="of:=[.E450]/[.D450]" office:value-type="float" office:value="1.14285714285714" calcext:value-type="float">
            <text:p>1.14285714285714</text:p>
          </table:table-cell>
          <table:table-cell table:formula="of:= ROUND([.F45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512" calcext:value-type="float">
            <text:p>512</text:p>
          </table:table-cell>
          <table:table-cell table:formula="of:=[.E451]/[.D451]" office:value-type="float" office:value="1.14031180400891" calcext:value-type="float">
            <text:p>1.14031180400891</text:p>
          </table:table-cell>
          <table:table-cell table:formula="of:= ROUND([.F45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512" calcext:value-type="float">
            <text:p>512</text:p>
          </table:table-cell>
          <table:table-cell table:formula="of:=[.E452]/[.D452]" office:value-type="float" office:value="1.13777777777778" calcext:value-type="float">
            <text:p>1.13777777777778</text:p>
          </table:table-cell>
          <table:table-cell table:formula="of:= ROUND([.F45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512" calcext:value-type="float">
            <text:p>512</text:p>
          </table:table-cell>
          <table:table-cell table:formula="of:=[.E453]/[.D453]" office:value-type="float" office:value="1.13525498891353" calcext:value-type="float">
            <text:p>1.13525498891353</text:p>
          </table:table-cell>
          <table:table-cell table:formula="of:= ROUND([.F45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512" calcext:value-type="float">
            <text:p>512</text:p>
          </table:table-cell>
          <table:table-cell table:formula="of:=[.E454]/[.D454]" office:value-type="float" office:value="1.13274336283186" calcext:value-type="float">
            <text:p>1.13274336283186</text:p>
          </table:table-cell>
          <table:table-cell table:formula="of:= ROUND([.F45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512" calcext:value-type="float">
            <text:p>512</text:p>
          </table:table-cell>
          <table:table-cell table:formula="of:=[.E455]/[.D455]" office:value-type="float" office:value="1.13024282560706" calcext:value-type="float">
            <text:p>1.13024282560706</text:p>
          </table:table-cell>
          <table:table-cell table:formula="of:= ROUND([.F45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office:value-type="float" office:value="512" calcext:value-type="float">
            <text:p>512</text:p>
          </table:table-cell>
          <table:table-cell table:formula="of:=[.E456]/[.D456]" office:value-type="float" office:value="1.12775330396476" calcext:value-type="float">
            <text:p>1.12775330396476</text:p>
          </table:table-cell>
          <table:table-cell table:formula="of:= ROUND([.F45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float" office:value="512" calcext:value-type="float">
            <text:p>512</text:p>
          </table:table-cell>
          <table:table-cell table:formula="of:=[.E457]/[.D457]" office:value-type="float" office:value="1.12527472527473" calcext:value-type="float">
            <text:p>1.12527472527473</text:p>
          </table:table-cell>
          <table:table-cell table:formula="of:= ROUND([.F45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512" calcext:value-type="float">
            <text:p>512</text:p>
          </table:table-cell>
          <table:table-cell table:formula="of:=[.E458]/[.D458]" office:value-type="float" office:value="1.12280701754386" calcext:value-type="float">
            <text:p>1.12280701754386</text:p>
          </table:table-cell>
          <table:table-cell table:formula="of:= ROUND([.F45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512" calcext:value-type="float">
            <text:p>512</text:p>
          </table:table-cell>
          <table:table-cell table:formula="of:=[.E459]/[.D459]" office:value-type="float" office:value="1.12035010940919" calcext:value-type="float">
            <text:p>1.12035010940919</text:p>
          </table:table-cell>
          <table:table-cell table:formula="of:= ROUND([.F45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512" calcext:value-type="float">
            <text:p>512</text:p>
          </table:table-cell>
          <table:table-cell table:formula="of:=[.E460]/[.D460]" office:value-type="float" office:value="1.117903930131" calcext:value-type="float">
            <text:p>1.117903930131</text:p>
          </table:table-cell>
          <table:table-cell table:formula="of:= ROUND([.F46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512" calcext:value-type="float">
            <text:p>512</text:p>
          </table:table-cell>
          <table:table-cell table:formula="of:=[.E461]/[.D461]" office:value-type="float" office:value="1.11546840958606" calcext:value-type="float">
            <text:p>1.11546840958606</text:p>
          </table:table-cell>
          <table:table-cell table:formula="of:= ROUND([.F46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512" calcext:value-type="float">
            <text:p>512</text:p>
          </table:table-cell>
          <table:table-cell table:formula="of:=[.E462]/[.D462]" office:value-type="float" office:value="1.11304347826087" calcext:value-type="float">
            <text:p>1.11304347826087</text:p>
          </table:table-cell>
          <table:table-cell table:formula="of:= ROUND([.F46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512" calcext:value-type="float">
            <text:p>512</text:p>
          </table:table-cell>
          <table:table-cell table:formula="of:=[.E463]/[.D463]" office:value-type="float" office:value="1.11062906724512" calcext:value-type="float">
            <text:p>1.11062906724512</text:p>
          </table:table-cell>
          <table:table-cell table:formula="of:= ROUND([.F46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512" calcext:value-type="float">
            <text:p>512</text:p>
          </table:table-cell>
          <table:table-cell table:formula="of:=[.E464]/[.D464]" office:value-type="float" office:value="1.10822510822511" calcext:value-type="float">
            <text:p>1.10822510822511</text:p>
          </table:table-cell>
          <table:table-cell table:formula="of:= ROUND([.F46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512" calcext:value-type="float">
            <text:p>512</text:p>
          </table:table-cell>
          <table:table-cell table:formula="of:=[.E465]/[.D465]" office:value-type="float" office:value="1.10583153347732" calcext:value-type="float">
            <text:p>1.10583153347732</text:p>
          </table:table-cell>
          <table:table-cell table:formula="of:= ROUND([.F4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512" calcext:value-type="float">
            <text:p>512</text:p>
          </table:table-cell>
          <table:table-cell table:formula="of:=[.E466]/[.D466]" office:value-type="float" office:value="1.10344827586207" calcext:value-type="float">
            <text:p>1.10344827586207</text:p>
          </table:table-cell>
          <table:table-cell table:formula="of:= ROUND([.F46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512" calcext:value-type="float">
            <text:p>512</text:p>
          </table:table-cell>
          <table:table-cell table:formula="of:=[.E467]/[.D467]" office:value-type="float" office:value="1.1010752688172" calcext:value-type="float">
            <text:p>1.1010752688172</text:p>
          </table:table-cell>
          <table:table-cell table:formula="of:= ROUND([.F4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512" calcext:value-type="float">
            <text:p>512</text:p>
          </table:table-cell>
          <table:table-cell table:formula="of:=[.E468]/[.D468]" office:value-type="float" office:value="1.09871244635193" calcext:value-type="float">
            <text:p>1.09871244635193</text:p>
          </table:table-cell>
          <table:table-cell table:formula="of:= ROUND([.F46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7" calcext:value-type="float">
            <text:p>467</text:p>
          </table:table-cell>
          <table:table-cell office:value-type="float" office:value="512" calcext:value-type="float">
            <text:p>512</text:p>
          </table:table-cell>
          <table:table-cell table:formula="of:=[.E469]/[.D469]" office:value-type="float" office:value="1.09635974304069" calcext:value-type="float">
            <text:p>1.09635974304069</text:p>
          </table:table-cell>
          <table:table-cell table:formula="of:= ROUND([.F46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8" calcext:value-type="float">
            <text:p>468</text:p>
          </table:table-cell>
          <table:table-cell office:value-type="float" office:value="512" calcext:value-type="float">
            <text:p>512</text:p>
          </table:table-cell>
          <table:table-cell table:formula="of:=[.E470]/[.D470]" office:value-type="float" office:value="1.09401709401709" calcext:value-type="float">
            <text:p>1.09401709401709</text:p>
          </table:table-cell>
          <table:table-cell table:formula="of:= ROUND([.F47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69" calcext:value-type="float">
            <text:p>469</text:p>
          </table:table-cell>
          <table:table-cell office:value-type="float" office:value="512" calcext:value-type="float">
            <text:p>512</text:p>
          </table:table-cell>
          <table:table-cell table:formula="of:=[.E471]/[.D471]" office:value-type="float" office:value="1.09168443496802" calcext:value-type="float">
            <text:p>1.09168443496802</text:p>
          </table:table-cell>
          <table:table-cell table:formula="of:= ROUND([.F47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0" calcext:value-type="float">
            <text:p>470</text:p>
          </table:table-cell>
          <table:table-cell office:value-type="float" office:value="512" calcext:value-type="float">
            <text:p>512</text:p>
          </table:table-cell>
          <table:table-cell table:formula="of:=[.E472]/[.D472]" office:value-type="float" office:value="1.08936170212766" calcext:value-type="float">
            <text:p>1.08936170212766</text:p>
          </table:table-cell>
          <table:table-cell table:formula="of:= ROUND([.F47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1" calcext:value-type="float">
            <text:p>471</text:p>
          </table:table-cell>
          <table:table-cell office:value-type="float" office:value="512" calcext:value-type="float">
            <text:p>512</text:p>
          </table:table-cell>
          <table:table-cell table:formula="of:=[.E473]/[.D473]" office:value-type="float" office:value="1.08704883227176" calcext:value-type="float">
            <text:p>1.08704883227176</text:p>
          </table:table-cell>
          <table:table-cell table:formula="of:= ROUND([.F47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table:formula="of:=[.E474]/[.D474]" office:value-type="float" office:value="1.08474576271186" calcext:value-type="float">
            <text:p>1.08474576271186</text:p>
          </table:table-cell>
          <table:table-cell table:formula="of:= ROUND([.F47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3" calcext:value-type="float">
            <text:p>473</text:p>
          </table:table-cell>
          <table:table-cell office:value-type="float" office:value="512" calcext:value-type="float">
            <text:p>512</text:p>
          </table:table-cell>
          <table:table-cell table:formula="of:=[.E475]/[.D475]" office:value-type="float" office:value="1.08245243128964" calcext:value-type="float">
            <text:p>1.08245243128964</text:p>
          </table:table-cell>
          <table:table-cell table:formula="of:= ROUND([.F47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4" calcext:value-type="float">
            <text:p>474</text:p>
          </table:table-cell>
          <table:table-cell office:value-type="float" office:value="512" calcext:value-type="float">
            <text:p>512</text:p>
          </table:table-cell>
          <table:table-cell table:formula="of:=[.E476]/[.D476]" office:value-type="float" office:value="1.08016877637131" calcext:value-type="float">
            <text:p>1.08016877637131</text:p>
          </table:table-cell>
          <table:table-cell table:formula="of:= ROUND([.F47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512" calcext:value-type="float">
            <text:p>512</text:p>
          </table:table-cell>
          <table:table-cell table:formula="of:=[.E477]/[.D477]" office:value-type="float" office:value="1.07789473684211" calcext:value-type="float">
            <text:p>1.07789473684211</text:p>
          </table:table-cell>
          <table:table-cell table:formula="of:= ROUND([.F47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office:value-type="float" office:value="512" calcext:value-type="float">
            <text:p>512</text:p>
          </table:table-cell>
          <table:table-cell table:formula="of:=[.E478]/[.D478]" office:value-type="float" office:value="1.07563025210084" calcext:value-type="float">
            <text:p>1.07563025210084</text:p>
          </table:table-cell>
          <table:table-cell table:formula="of:= ROUND([.F47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office:value-type="float" office:value="512" calcext:value-type="float">
            <text:p>512</text:p>
          </table:table-cell>
          <table:table-cell table:formula="of:=[.E479]/[.D479]" office:value-type="float" office:value="1.07337526205451" calcext:value-type="float">
            <text:p>1.07337526205451</text:p>
          </table:table-cell>
          <table:table-cell table:formula="of:= ROUND([.F47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office:value-type="float" office:value="512" calcext:value-type="float">
            <text:p>512</text:p>
          </table:table-cell>
          <table:table-cell table:formula="of:=[.E480]/[.D480]" office:value-type="float" office:value="1.07112970711297" calcext:value-type="float">
            <text:p>1.07112970711297</text:p>
          </table:table-cell>
          <table:table-cell table:formula="of:= ROUND([.F48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79" calcext:value-type="float">
            <text:p>479</text:p>
          </table:table-cell>
          <table:table-cell office:value-type="float" office:value="512" calcext:value-type="float">
            <text:p>512</text:p>
          </table:table-cell>
          <table:table-cell table:formula="of:=[.E481]/[.D481]" office:value-type="float" office:value="1.06889352818372" calcext:value-type="float">
            <text:p>1.06889352818372</text:p>
          </table:table-cell>
          <table:table-cell table:formula="of:= ROUND([.F48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formula="of:=[.E482]/[.D482]" office:value-type="float" office:value="1.06666666666667" calcext:value-type="float">
            <text:p>1.06666666666667</text:p>
          </table:table-cell>
          <table:table-cell table:formula="of:= ROUND([.F48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512" calcext:value-type="float">
            <text:p>512</text:p>
          </table:table-cell>
          <table:table-cell table:formula="of:=[.E483]/[.D483]" office:value-type="float" office:value="1.06444906444906" calcext:value-type="float">
            <text:p>1.06444906444906</text:p>
          </table:table-cell>
          <table:table-cell table:formula="of:= ROUND([.F48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2" calcext:value-type="float">
            <text:p>482</text:p>
          </table:table-cell>
          <table:table-cell office:value-type="float" office:value="512" calcext:value-type="float">
            <text:p>512</text:p>
          </table:table-cell>
          <table:table-cell table:formula="of:=[.E484]/[.D484]" office:value-type="float" office:value="1.06224066390042" calcext:value-type="float">
            <text:p>1.06224066390042</text:p>
          </table:table-cell>
          <table:table-cell table:formula="of:= ROUND([.F48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3" calcext:value-type="float">
            <text:p>483</text:p>
          </table:table-cell>
          <table:table-cell office:value-type="float" office:value="512" calcext:value-type="float">
            <text:p>512</text:p>
          </table:table-cell>
          <table:table-cell table:formula="of:=[.E485]/[.D485]" office:value-type="float" office:value="1.0600414078675" calcext:value-type="float">
            <text:p>1.0600414078675</text:p>
          </table:table-cell>
          <table:table-cell table:formula="of:= ROUND([.F48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4" calcext:value-type="float">
            <text:p>484</text:p>
          </table:table-cell>
          <table:table-cell office:value-type="float" office:value="512" calcext:value-type="float">
            <text:p>512</text:p>
          </table:table-cell>
          <table:table-cell table:formula="of:=[.E486]/[.D486]" office:value-type="float" office:value="1.05785123966942" calcext:value-type="float">
            <text:p>1.05785123966942</text:p>
          </table:table-cell>
          <table:table-cell table:formula="of:= ROUND([.F48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512" calcext:value-type="float">
            <text:p>512</text:p>
          </table:table-cell>
          <table:table-cell table:formula="of:=[.E487]/[.D487]" office:value-type="float" office:value="1.05567010309278" calcext:value-type="float">
            <text:p>1.05567010309278</text:p>
          </table:table-cell>
          <table:table-cell table:formula="of:= ROUND([.F48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6" calcext:value-type="float">
            <text:p>486</text:p>
          </table:table-cell>
          <table:table-cell office:value-type="float" office:value="512" calcext:value-type="float">
            <text:p>512</text:p>
          </table:table-cell>
          <table:table-cell table:formula="of:=[.E488]/[.D488]" office:value-type="float" office:value="1.05349794238683" calcext:value-type="float">
            <text:p>1.05349794238683</text:p>
          </table:table-cell>
          <table:table-cell table:formula="of:= ROUND([.F48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7" calcext:value-type="float">
            <text:p>487</text:p>
          </table:table-cell>
          <table:table-cell office:value-type="float" office:value="512" calcext:value-type="float">
            <text:p>512</text:p>
          </table:table-cell>
          <table:table-cell table:formula="of:=[.E489]/[.D489]" office:value-type="float" office:value="1.05133470225873" calcext:value-type="float">
            <text:p>1.05133470225873</text:p>
          </table:table-cell>
          <table:table-cell table:formula="of:= ROUND([.F48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8" calcext:value-type="float">
            <text:p>488</text:p>
          </table:table-cell>
          <table:table-cell office:value-type="float" office:value="512" calcext:value-type="float">
            <text:p>512</text:p>
          </table:table-cell>
          <table:table-cell table:formula="of:=[.E490]/[.D490]" office:value-type="float" office:value="1.04918032786885" calcext:value-type="float">
            <text:p>1.04918032786885</text:p>
          </table:table-cell>
          <table:table-cell table:formula="of:= ROUND([.F49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89" calcext:value-type="float">
            <text:p>489</text:p>
          </table:table-cell>
          <table:table-cell office:value-type="float" office:value="512" calcext:value-type="float">
            <text:p>512</text:p>
          </table:table-cell>
          <table:table-cell table:formula="of:=[.E491]/[.D491]" office:value-type="float" office:value="1.04703476482618" calcext:value-type="float">
            <text:p>1.04703476482618</text:p>
          </table:table-cell>
          <table:table-cell table:formula="of:= ROUND([.F49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table:formula="of:=[.E492]/[.D492]" office:value-type="float" office:value="1.04489795918367" calcext:value-type="float">
            <text:p>1.04489795918367</text:p>
          </table:table-cell>
          <table:table-cell table:formula="of:= ROUND([.F49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1" calcext:value-type="float">
            <text:p>491</text:p>
          </table:table-cell>
          <table:table-cell office:value-type="float" office:value="512" calcext:value-type="float">
            <text:p>512</text:p>
          </table:table-cell>
          <table:table-cell table:formula="of:=[.E493]/[.D493]" office:value-type="float" office:value="1.04276985743381" calcext:value-type="float">
            <text:p>1.04276985743381</text:p>
          </table:table-cell>
          <table:table-cell table:formula="of:= ROUND([.F49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2" calcext:value-type="float">
            <text:p>492</text:p>
          </table:table-cell>
          <table:table-cell office:value-type="float" office:value="512" calcext:value-type="float">
            <text:p>512</text:p>
          </table:table-cell>
          <table:table-cell table:formula="of:=[.E494]/[.D494]" office:value-type="float" office:value="1.04065040650407" calcext:value-type="float">
            <text:p>1.04065040650407</text:p>
          </table:table-cell>
          <table:table-cell table:formula="of:= ROUND([.F49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3" calcext:value-type="float">
            <text:p>493</text:p>
          </table:table-cell>
          <table:table-cell office:value-type="float" office:value="512" calcext:value-type="float">
            <text:p>512</text:p>
          </table:table-cell>
          <table:table-cell table:formula="of:=[.E495]/[.D495]" office:value-type="float" office:value="1.03853955375254" calcext:value-type="float">
            <text:p>1.03853955375254</text:p>
          </table:table-cell>
          <table:table-cell table:formula="of:= ROUND([.F49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table:formula="of:=[.E496]/[.D496]" office:value-type="float" office:value="1.03643724696356" calcext:value-type="float">
            <text:p>1.03643724696356</text:p>
          </table:table-cell>
          <table:table-cell table:formula="of:= ROUND([.F49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formula="of:=[.E497]/[.D497]" office:value-type="float" office:value="1.03434343434343" calcext:value-type="float">
            <text:p>1.03434343434343</text:p>
          </table:table-cell>
          <table:table-cell table:formula="of:= ROUND([.F49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table:formula="of:=[.E498]/[.D498]" office:value-type="float" office:value="1.03225806451613" calcext:value-type="float">
            <text:p>1.03225806451613</text:p>
          </table:table-cell>
          <table:table-cell table:formula="of:= ROUND([.F49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7" calcext:value-type="float">
            <text:p>497</text:p>
          </table:table-cell>
          <table:table-cell office:value-type="float" office:value="512" calcext:value-type="float">
            <text:p>512</text:p>
          </table:table-cell>
          <table:table-cell table:formula="of:=[.E499]/[.D499]" office:value-type="float" office:value="1.03018108651911" calcext:value-type="float">
            <text:p>1.03018108651911</text:p>
          </table:table-cell>
          <table:table-cell table:formula="of:= ROUND([.F49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8" calcext:value-type="float">
            <text:p>498</text:p>
          </table:table-cell>
          <table:table-cell office:value-type="float" office:value="512" calcext:value-type="float">
            <text:p>512</text:p>
          </table:table-cell>
          <table:table-cell table:formula="of:=[.E500]/[.D500]" office:value-type="float" office:value="1.0281124497992" calcext:value-type="float">
            <text:p>1.0281124497992</text:p>
          </table:table-cell>
          <table:table-cell table:formula="of:= ROUND([.F50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99" calcext:value-type="float">
            <text:p>499</text:p>
          </table:table-cell>
          <table:table-cell office:value-type="float" office:value="512" calcext:value-type="float">
            <text:p>512</text:p>
          </table:table-cell>
          <table:table-cell table:formula="of:=[.E501]/[.D501]" office:value-type="float" office:value="1.02605210420842" calcext:value-type="float">
            <text:p>1.02605210420842</text:p>
          </table:table-cell>
          <table:table-cell table:formula="of:= ROUND([.F50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512" calcext:value-type="float">
            <text:p>512</text:p>
          </table:table-cell>
          <table:table-cell table:formula="of:=[.E502]/[.D502]" office:value-type="float" office:value="1.024" calcext:value-type="float">
            <text:p>1.024</text:p>
          </table:table-cell>
          <table:table-cell table:formula="of:= ROUND([.F50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512" calcext:value-type="float">
            <text:p>512</text:p>
          </table:table-cell>
          <table:table-cell table:formula="of:=[.E503]/[.D503]" office:value-type="float" office:value="1.02195608782435" calcext:value-type="float">
            <text:p>1.02195608782435</text:p>
          </table:table-cell>
          <table:table-cell table:formula="of:= ROUND([.F50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table:formula="of:=[.E504]/[.D504]" office:value-type="float" office:value="1.0199203187251" calcext:value-type="float">
            <text:p>1.0199203187251</text:p>
          </table:table-cell>
          <table:table-cell table:formula="of:= ROUND([.F504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3" calcext:value-type="float">
            <text:p>503</text:p>
          </table:table-cell>
          <table:table-cell office:value-type="float" office:value="512" calcext:value-type="float">
            <text:p>512</text:p>
          </table:table-cell>
          <table:table-cell table:formula="of:=[.E505]/[.D505]" office:value-type="float" office:value="1.01789264413519" calcext:value-type="float">
            <text:p>1.01789264413519</text:p>
          </table:table-cell>
          <table:table-cell table:formula="of:= ROUND([.F50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4" calcext:value-type="float">
            <text:p>504</text:p>
          </table:table-cell>
          <table:table-cell office:value-type="float" office:value="512" calcext:value-type="float">
            <text:p>512</text:p>
          </table:table-cell>
          <table:table-cell table:formula="of:=[.E506]/[.D506]" office:value-type="float" office:value="1.01587301587302" calcext:value-type="float">
            <text:p>1.01587301587302</text:p>
          </table:table-cell>
          <table:table-cell table:formula="of:= ROUND([.F506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  <table:table-cell table:formula="of:=[.E507]/[.D507]" office:value-type="float" office:value="1.01386138613861" calcext:value-type="float">
            <text:p>1.01386138613861</text:p>
          </table:table-cell>
          <table:table-cell table:formula="of:= ROUND([.F50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table:formula="of:=[.E508]/[.D508]" office:value-type="float" office:value="1.01185770750988" calcext:value-type="float">
            <text:p>1.01185770750988</text:p>
          </table:table-cell>
          <table:table-cell table:formula="of:= ROUND([.F508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7" calcext:value-type="float">
            <text:p>507</text:p>
          </table:table-cell>
          <table:table-cell office:value-type="float" office:value="512" calcext:value-type="float">
            <text:p>512</text:p>
          </table:table-cell>
          <table:table-cell table:formula="of:=[.E509]/[.D509]" office:value-type="float" office:value="1.00986193293886" calcext:value-type="float">
            <text:p>1.00986193293886</text:p>
          </table:table-cell>
          <table:table-cell table:formula="of:= ROUND([.F50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table:formula="of:=[.E510]/[.D510]" office:value-type="float" office:value="1.00787401574803" calcext:value-type="float">
            <text:p>1.00787401574803</text:p>
          </table:table-cell>
          <table:table-cell table:formula="of:= ROUND([.F510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formula="of:=[.E511]/[.D511]" office:value-type="float" office:value="1.00589390962672" calcext:value-type="float">
            <text:p>1.00589390962672</text:p>
          </table:table-cell>
          <table:table-cell table:formula="of:= ROUND([.F51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table:formula="of:=[.E512]/[.D512]" office:value-type="float" office:value="1.00392156862745" calcext:value-type="float">
            <text:p>1.00392156862745</text:p>
          </table:table-cell>
          <table:table-cell table:formula="of:= ROUND([.F512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formula="of:=[.E513]/[.D513]" office:value-type="float" office:value="1.00195694716243" calcext:value-type="float">
            <text:p>1.00195694716243</text:p>
          </table:table-cell>
          <table:table-cell table:formula="of:= ROUND([.F513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512" calcext:value-type="float">
            <text:p>512</text:p>
          </table:table-cell>
          <table:table-cell table:formula="of:=[.E514]/[.D514]" office:value-type="float" office:value="1" calcext:value-type="float">
            <text:p>1</text:p>
          </table:table-cell>
          <table:table-cell table:formula="of:= ROUND([.F514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09:25:15.910000000</meta:creation-date>
    <dc:date>2023-06-27T16:44:24.220000000</dc:date>
    <meta:editing-duration>PT7H19M8S</meta:editing-duration>
    <meta:editing-cycles>1</meta:editing-cycles>
    <meta:generator>LibreOffice/7.5.1.2$Windows_X86_64 LibreOffice_project/fcbaee479e84c6cd81291587d2ee68cba099e129</meta:generator>
    <meta:document-statistic meta:table-count="1" meta:cell-count="2140" meta:object-count="0"/>
  </office:meta>
</office:document-meta>
</file>